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72bf44"/>
      <style:text-properties style:use-window-font-color="true"/>
    </style:style>
    <style:style style:name="ce3" style:family="table-cell" style:parent-style-name="Default">
      <style:table-cell-properties fo:background-color="#72bf44"/>
    </style:style>
    <style:style style:name="ce4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bf44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able-cell-properties fo:background-color="#aa55a1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aa55a1"/>
    </style:style>
  </office:automatic-styles>
  <office:body>
    <office:spreadsheet>
      <table:calculation-settings table:automatic-find-labels="false" table:use-regular-expressions="false" table:use-wildcards="true"/>
      <table:table table:name="missl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4" table:number-columns-repeated="4" table:default-cell-style-name="Default"/>
        <table:table-column table:style-name="co4" table:default-cell-style-name="ce6"/>
        <table:table-column table:style-name="co4" table:number-columns-repeated="4" table:default-cell-style-name="Default"/>
        <table:table-column table:style-name="co4" table:default-cell-style-name="ce6"/>
        <table:table-column table:style-name="co4" table:number-columns-repeated="4" table:default-cell-style-name="Default"/>
        <table:table-column table:style-name="co4" table:default-cell-style-name="ce6"/>
        <table:table-column table:style-name="co4" table:default-cell-style-name="ce1"/>
        <table:table-row table:style-name="ro1" table:number-rows-repeated="2">
          <table:table-cell/>
          <table:table-cell table:style-name="ce1" table:number-columns-repeated="3"/>
          <table:table-cell table:style-name="ce4"/>
          <table:table-cell table:style-name="ce1" table:number-columns-repeated="4"/>
          <table:table-cell table:style-name="ce4"/>
          <table:table-cell table:style-name="ce1" table:number-columns-repeated="4"/>
          <table:table-cell table:style-name="ce4"/>
          <table:table-cell table:style-name="ce1" table:number-columns-repeated="5"/>
          <table:table-cell/>
        </table:table-row>
        <table:table-row table:style-name="ro1">
          <table:table-cell/>
          <table:table-cell table:style-name="ce2" office:value-type="string" calcext:value-type="string">
            <text:p>Size= 32</text:p>
          </table:table-cell>
          <table:table-cell table:style-name="ce2" table:number-columns-repeated="2"/>
          <table:table-cell table:style-name="ce5"/>
          <table:table-cell table:style-name="ce2"/>
          <table:table-cell table:style-name="ce2" office:value-type="string" calcext:value-type="string">
            <text:p>Size= 32</text:p>
          </table:table-cell>
          <table:table-cell table:style-name="ce2" table:number-columns-repeated="2"/>
          <table:table-cell table:style-name="ce5"/>
          <table:table-cell table:style-name="ce2"/>
          <table:table-cell table:style-name="ce2" office:value-type="string" calcext:value-type="string">
            <text:p>Size= 32</text:p>
          </table:table-cell>
          <table:table-cell table:style-name="ce2" table:number-columns-repeated="2"/>
          <table:table-cell table:style-name="ce5"/>
          <table:table-cell table:style-name="ce2"/>
          <table:table-cell table:style-name="ce2" office:value-type="string" calcext:value-type="string">
            <text:p>Size= 32</text:p>
          </table:table-cell>
          <table:table-cell table:style-name="ce2" table:number-columns-repeated="3"/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/>
          <table:table-cell office:value-type="string" calcext:value-type="string">
            <text:p>0.332580</text:p>
          </table:table-cell>
          <table:table-cell table:number-columns-repeated="4"/>
          <table:table-cell office:value-type="string" calcext:value-type="string">
            <text:p>0.335883</text:p>
          </table:table-cell>
          <table:table-cell table:number-columns-repeated="4"/>
          <table:table-cell office:value-type="string" calcext:value-type="string">
            <text:p>0.334468</text:p>
          </table:table-cell>
          <table:table-cell table:number-columns-repeated="4"/>
          <table:table-cell office:value-type="string" calcext:value-type="string">
            <text:p>0.249605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/>
          <table:table-cell office:value-type="float" office:value="3706081" calcext:value-type="float">
            <text:p>3706081</text:p>
          </table:table-cell>
          <table:table-cell office:value-type="float" office:value="120827618" calcext:value-type="float">
            <text:p>120827618</text:p>
          </table:table-cell>
          <table:table-cell office:value-type="float" office:value="60232127" calcext:value-type="float">
            <text:p>60232127</text:p>
          </table:table-cell>
          <table:table-cell table:formula="of:=([.B6]/([.C6]+[.D6]))*100" office:value-type="float" office:value="2.04688292254029" calcext:value-type="float">
            <text:p>2,04688292254029</text:p>
          </table:table-cell>
          <table:table-cell/>
          <table:table-cell office:value-type="float" office:value="3704960" calcext:value-type="float">
            <text:p>3704960</text:p>
          </table:table-cell>
          <table:table-cell office:value-type="float" office:value="120831806" calcext:value-type="float">
            <text:p>120831806</text:p>
          </table:table-cell>
          <table:table-cell office:value-type="float" office:value="60232127" calcext:value-type="float">
            <text:p>60232127</text:p>
          </table:table-cell>
          <table:table-cell table:formula="of:=([.G6]/([.H6]+[.I6]))*100" office:value-type="float" office:value="2.04621645990646" calcext:value-type="float">
            <text:p>2,04621645990646</text:p>
          </table:table-cell>
          <table:table-cell/>
          <table:table-cell office:value-type="float" office:value="3704761" calcext:value-type="float">
            <text:p>3704761</text:p>
          </table:table-cell>
          <table:table-cell office:value-type="float" office:value="120832287" calcext:value-type="float">
            <text:p>120832287</text:p>
          </table:table-cell>
          <table:table-cell office:value-type="float" office:value="60232127" calcext:value-type="float">
            <text:p>60232127</text:p>
          </table:table-cell>
          <table:table-cell table:formula="of:=([.L6]/([.M6]+[.N6]))*100" office:value-type="float" office:value="2.04610111846715" calcext:value-type="float">
            <text:p>2,04610111846715</text:p>
          </table:table-cell>
          <table:table-cell/>
          <table:table-cell office:value-type="float" office:value="3704589" calcext:value-type="float">
            <text:p>3704589</text:p>
          </table:table-cell>
          <table:table-cell office:value-type="float" office:value="120829252" calcext:value-type="float">
            <text:p>120829252</text:p>
          </table:table-cell>
          <table:table-cell office:value-type="float" office:value="60232127" calcext:value-type="float">
            <text:p>60232127</text:p>
          </table:table-cell>
          <table:table-cell table:formula="of:=([.Q6]/([.R6]+[.S6]))*100" office:value-type="float" office:value="2.04604042035933" calcext:value-type="float">
            <text:p>2,0460404203593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328215</text:p>
          </table:table-cell>
          <table:table-cell table:number-columns-repeated="4"/>
          <table:table-cell office:value-type="string" calcext:value-type="string">
            <text:p>0.323451</text:p>
          </table:table-cell>
          <table:table-cell table:number-columns-repeated="4"/>
          <table:table-cell office:value-type="string" calcext:value-type="string">
            <text:p>0.336264</text:p>
          </table:table-cell>
          <table:table-cell table:number-columns-repeated="4"/>
          <table:table-cell office:value-type="string" calcext:value-type="string">
            <text:p>0.2444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05009" calcext:value-type="float">
            <text:p>3705009</text:p>
          </table:table-cell>
          <table:table-cell office:value-type="float" office:value="120827792" calcext:value-type="float">
            <text:p>120827792</text:p>
          </table:table-cell>
          <table:table-cell office:value-type="float" office:value="60232127" calcext:value-type="float">
            <text:p>60232127</text:p>
          </table:table-cell>
          <table:table-cell table:formula="of:=([.B9]/([.C9]+[.D9]))*100" office:value-type="float" office:value="2.04628888627748" calcext:value-type="float">
            <text:p>2,04628888627748</text:p>
          </table:table-cell>
          <table:table-cell/>
          <table:table-cell office:value-type="float" office:value="3705344" calcext:value-type="float">
            <text:p>3705344</text:p>
          </table:table-cell>
          <table:table-cell office:value-type="float" office:value="120831348" calcext:value-type="float">
            <text:p>120831348</text:p>
          </table:table-cell>
          <table:table-cell office:value-type="float" office:value="60232127" calcext:value-type="float">
            <text:p>60232127</text:p>
          </table:table-cell>
          <table:table-cell table:formula="of:=([.G9]/([.H9]+[.I9]))*100" office:value-type="float" office:value="2.04643371613187" calcext:value-type="float">
            <text:p>2,04643371613187</text:p>
          </table:table-cell>
          <table:table-cell/>
          <table:table-cell office:value-type="float" office:value="3704821" calcext:value-type="float">
            <text:p>3704821</text:p>
          </table:table-cell>
          <table:table-cell office:value-type="float" office:value="120831849" calcext:value-type="float">
            <text:p>120831849</text:p>
          </table:table-cell>
          <table:table-cell office:value-type="float" office:value="60232127" calcext:value-type="float">
            <text:p>60232127</text:p>
          </table:table-cell>
          <table:table-cell table:formula="of:=([.L9]/([.M9]+[.N9]))*100" office:value-type="float" office:value="2.04613920551485" calcext:value-type="float">
            <text:p>2,04613920551485</text:p>
          </table:table-cell>
          <table:table-cell/>
          <table:table-cell office:value-type="float" office:value="3705227" calcext:value-type="float">
            <text:p>3705227</text:p>
          </table:table-cell>
          <table:table-cell office:value-type="float" office:value="120829125" calcext:value-type="float">
            <text:p>120829125</text:p>
          </table:table-cell>
          <table:table-cell office:value-type="float" office:value="60232127" calcext:value-type="float">
            <text:p>60232127</text:p>
          </table:table-cell>
          <table:table-cell table:formula="of:=([.Q9]/([.R9]+[.S9]))*100" office:value-type="float" office:value="2.04639422243695" calcext:value-type="float">
            <text:p>2,04639422243695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329789</text:p>
          </table:table-cell>
          <table:table-cell table:number-columns-repeated="4"/>
          <table:table-cell office:value-type="string" calcext:value-type="string">
            <text:p>0.354748</text:p>
          </table:table-cell>
          <table:table-cell table:number-columns-repeated="4"/>
          <table:table-cell office:value-type="string" calcext:value-type="string">
            <text:p>0.352357</text:p>
          </table:table-cell>
          <table:table-cell table:number-columns-repeated="4"/>
          <table:table-cell office:value-type="string" calcext:value-type="string">
            <text:p>0.2550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05008" calcext:value-type="float">
            <text:p>3705008</text:p>
          </table:table-cell>
          <table:table-cell office:value-type="float" office:value="120831912" calcext:value-type="float">
            <text:p>120831912</text:p>
          </table:table-cell>
          <table:table-cell office:value-type="float" office:value="60232127" calcext:value-type="float">
            <text:p>60232127</text:p>
          </table:table-cell>
          <table:table-cell table:formula="of:=([.B12]/([.C12]+[.D12]))*100" office:value-type="float" office:value="2.04624177195119" calcext:value-type="float">
            <text:p>2,04624177195119</text:p>
          </table:table-cell>
          <table:table-cell/>
          <table:table-cell office:value-type="float" office:value="3704934" calcext:value-type="float">
            <text:p>3704934</text:p>
          </table:table-cell>
          <table:table-cell office:value-type="float" office:value="120831688" calcext:value-type="float">
            <text:p>120831688</text:p>
          </table:table-cell>
          <table:table-cell office:value-type="float" office:value="60232127" calcext:value-type="float">
            <text:p>60232127</text:p>
          </table:table-cell>
          <table:table-cell table:formula="of:=([.G12]/([.H12]+[.I12]))*100" office:value-type="float" office:value="2.04620343385563" calcext:value-type="float">
            <text:p>2,04620343385563</text:p>
          </table:table-cell>
          <table:table-cell/>
          <table:table-cell office:value-type="float" office:value="3705067" calcext:value-type="float">
            <text:p>3705067</text:p>
          </table:table-cell>
          <table:table-cell office:value-type="float" office:value="120831446" calcext:value-type="float">
            <text:p>120831446</text:p>
          </table:table-cell>
          <table:table-cell office:value-type="float" office:value="60232127" calcext:value-type="float">
            <text:p>60232127</text:p>
          </table:table-cell>
          <table:table-cell table:formula="of:=([.L12]/([.M12]+[.N12]))*100" office:value-type="float" office:value="2.04627962356625" calcext:value-type="float">
            <text:p>2,04627962356625</text:p>
          </table:table-cell>
          <table:table-cell/>
          <table:table-cell office:value-type="float" office:value="3705013" calcext:value-type="float">
            <text:p>3705013</text:p>
          </table:table-cell>
          <table:table-cell office:value-type="float" office:value="120829045" calcext:value-type="float">
            <text:p>120829045</text:p>
          </table:table-cell>
          <table:table-cell office:value-type="float" office:value="60232127" calcext:value-type="float">
            <text:p>60232127</text:p>
          </table:table-cell>
          <table:table-cell table:formula="of:=([.Q12]/([.R12]+[.S12]))*100" office:value-type="float" office:value="2.04627693451581" calcext:value-type="float">
            <text:p>2,04627693451581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332491</text:p>
          </table:table-cell>
          <table:table-cell table:number-columns-repeated="4"/>
          <table:table-cell office:value-type="string" calcext:value-type="string">
            <text:p>0.336454</text:p>
          </table:table-cell>
          <table:table-cell table:number-columns-repeated="4"/>
          <table:table-cell office:value-type="string" calcext:value-type="string">
            <text:p>0.336189</text:p>
          </table:table-cell>
          <table:table-cell table:number-columns-repeated="4"/>
          <table:table-cell office:value-type="string" calcext:value-type="string">
            <text:p>0.2499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04840" calcext:value-type="float">
            <text:p>3704840</text:p>
          </table:table-cell>
          <table:table-cell office:value-type="float" office:value="120842757" calcext:value-type="float">
            <text:p>120842757</text:p>
          </table:table-cell>
          <table:table-cell office:value-type="float" office:value="60234180" calcext:value-type="float">
            <text:p>60234180</text:p>
          </table:table-cell>
          <table:table-cell table:formula="of:=([.B15]/([.C15]+[.D15]))*100" office:value-type="float" office:value="2.04600324115268" calcext:value-type="float">
            <text:p>2,04600324115268</text:p>
          </table:table-cell>
          <table:table-cell/>
          <table:table-cell office:value-type="float" office:value="3704794" calcext:value-type="float">
            <text:p>3704794</text:p>
          </table:table-cell>
          <table:table-cell office:value-type="float" office:value="120842917" calcext:value-type="float">
            <text:p>120842917</text:p>
          </table:table-cell>
          <table:table-cell office:value-type="float" office:value="60234180" calcext:value-type="float">
            <text:p>60234180</text:p>
          </table:table-cell>
          <table:table-cell table:formula="of:=([.G15]/([.H15]+[.I15]))*100" office:value-type="float" office:value="2.04597602975709" calcext:value-type="float">
            <text:p>2,04597602975709</text:p>
          </table:table-cell>
          <table:table-cell/>
          <table:table-cell office:value-type="float" office:value="3704691" calcext:value-type="float">
            <text:p>3704691</text:p>
          </table:table-cell>
          <table:table-cell office:value-type="float" office:value="120843094" calcext:value-type="float">
            <text:p>120843094</text:p>
          </table:table-cell>
          <table:table-cell office:value-type="float" office:value="60234180" calcext:value-type="float">
            <text:p>60234180</text:p>
          </table:table-cell>
          <table:table-cell table:formula="of:=([.L15]/([.M15]+[.N15]))*100" office:value-type="float" office:value="2.04591714805691" calcext:value-type="float">
            <text:p>2,04591714805691</text:p>
          </table:table-cell>
          <table:table-cell/>
          <table:table-cell office:value-type="float" office:value="3704865" calcext:value-type="float">
            <text:p>3704865</text:p>
          </table:table-cell>
          <table:table-cell office:value-type="float" office:value="120840122" calcext:value-type="float">
            <text:p>120840122</text:p>
          </table:table-cell>
          <table:table-cell office:value-type="float" office:value="60234180" calcext:value-type="float">
            <text:p>60234180</text:p>
          </table:table-cell>
          <table:table-cell table:formula="of:=([.Q15]/([.R15]+[.S15]))*100" office:value-type="float" office:value="2.04604682115522" calcext:value-type="float">
            <text:p>2,04604682115522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344444</text:p>
          </table:table-cell>
          <table:table-cell table:number-columns-repeated="4"/>
          <table:table-cell office:value-type="string" calcext:value-type="string">
            <text:p>0.347025</text:p>
          </table:table-cell>
          <table:table-cell table:number-columns-repeated="4"/>
          <table:table-cell office:value-type="string" calcext:value-type="string">
            <text:p>0.345574</text:p>
          </table:table-cell>
          <table:table-cell table:number-columns-repeated="4"/>
          <table:table-cell office:value-type="string" calcext:value-type="string">
            <text:p>0.2655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05050" calcext:value-type="float">
            <text:p>3705050</text:p>
          </table:table-cell>
          <table:table-cell office:value-type="float" office:value="120865347" calcext:value-type="float">
            <text:p>120865347</text:p>
          </table:table-cell>
          <table:table-cell office:value-type="float" office:value="60238286" calcext:value-type="float">
            <text:p>60238286</text:p>
          </table:table-cell>
          <table:table-cell table:formula="of:=([.B18]/([.C18]+[.D18]))*100" office:value-type="float" office:value="2.04581760101963" calcext:value-type="float">
            <text:p>2,04581760101963</text:p>
          </table:table-cell>
          <table:table-cell/>
          <table:table-cell office:value-type="float" office:value="3705092" calcext:value-type="float">
            <text:p>3705092</text:p>
          </table:table-cell>
          <table:table-cell office:value-type="float" office:value="120864678" calcext:value-type="float">
            <text:p>120864678</text:p>
          </table:table-cell>
          <table:table-cell office:value-type="float" office:value="60238286" calcext:value-type="float">
            <text:p>60238286</text:p>
          </table:table-cell>
          <table:table-cell table:formula="of:=([.G18]/([.H18]+[.I18]))*100" office:value-type="float" office:value="2.04584834956097" calcext:value-type="float">
            <text:p>2,04584834956097</text:p>
          </table:table-cell>
          <table:table-cell/>
          <table:table-cell office:value-type="float" office:value="3705719" calcext:value-type="float">
            <text:p>3705719</text:p>
          </table:table-cell>
          <table:table-cell office:value-type="float" office:value="120865239" calcext:value-type="float">
            <text:p>120865239</text:p>
          </table:table-cell>
          <table:table-cell office:value-type="float" office:value="60238286" calcext:value-type="float">
            <text:p>60238286</text:p>
          </table:table-cell>
          <table:table-cell table:formula="of:=([.L18]/([.M18]+[.N18]))*100" office:value-type="float" office:value="2.0461882230067" calcext:value-type="float">
            <text:p>2,0461882230067</text:p>
          </table:table-cell>
          <table:table-cell/>
          <table:table-cell office:value-type="float" office:value="3704746" calcext:value-type="float">
            <text:p>3704746</text:p>
          </table:table-cell>
          <table:table-cell office:value-type="float" office:value="120863908" calcext:value-type="float">
            <text:p>120863908</text:p>
          </table:table-cell>
          <table:table-cell office:value-type="float" office:value="60238286" calcext:value-type="float">
            <text:p>60238286</text:p>
          </table:table-cell>
          <table:table-cell table:formula="of:=([.Q18]/([.R18]+[.S18]))*100" office:value-type="float" office:value="2.04566599563117" calcext:value-type="float">
            <text:p>2,04566599563117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ize= 128</text:p>
          </table:table-cell>
          <table:table-cell table:style-name="ce3" table:number-columns-repeated="2"/>
          <table:table-cell table:style-name="ce7"/>
          <table:table-cell table:style-name="ce3"/>
          <table:table-cell table:style-name="ce3" office:value-type="string" calcext:value-type="string">
            <text:p>Size= 128</text:p>
          </table:table-cell>
          <table:table-cell table:style-name="ce3" table:number-columns-repeated="2"/>
          <table:table-cell table:style-name="ce7"/>
          <table:table-cell table:style-name="ce3"/>
          <table:table-cell table:style-name="ce3" office:value-type="string" calcext:value-type="string">
            <text:p>Size= 128</text:p>
          </table:table-cell>
          <table:table-cell table:style-name="ce3" table:number-columns-repeated="2"/>
          <table:table-cell table:style-name="ce7"/>
          <table:table-cell table:style-name="ce3"/>
          <table:table-cell table:style-name="ce3" office:value-type="string" calcext:value-type="string">
            <text:p>Size= 128</text:p>
          </table:table-cell>
          <table:table-cell table:style-name="ce3" table:number-columns-repeated="2"/>
          <table:table-cell table:style-name="ce7"/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9.697169</text:p>
          </table:table-cell>
          <table:table-cell table:number-columns-repeated="4"/>
          <table:table-cell office:value-type="string" calcext:value-type="string">
            <text:p>19.719758</text:p>
          </table:table-cell>
          <table:table-cell table:number-columns-repeated="4"/>
          <table:table-cell office:value-type="string" calcext:value-type="string">
            <text:p>19.700394</text:p>
          </table:table-cell>
          <table:table-cell table:number-columns-repeated="4"/>
          <table:table-cell office:value-type="string" calcext:value-type="string">
            <text:p>15.2936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45708" calcext:value-type="float">
            <text:p>3845708</text:p>
          </table:table-cell>
          <table:table-cell office:value-type="float" office:value="170455523" calcext:value-type="float">
            <text:p>170455523</text:p>
          </table:table-cell>
          <table:table-cell office:value-type="float" office:value="74713727" calcext:value-type="float">
            <text:p>74713727</text:p>
          </table:table-cell>
          <table:table-cell table:formula="of:=([.B22]/([.C22]+[.D22]))*100" office:value-type="float" office:value="1.56859312495348" calcext:value-type="float">
            <text:p>1,56859312495348</text:p>
          </table:table-cell>
          <table:table-cell/>
          <table:table-cell office:value-type="float" office:value="3849109" calcext:value-type="float">
            <text:p>3849109</text:p>
          </table:table-cell>
          <table:table-cell office:value-type="float" office:value="170456020" calcext:value-type="float">
            <text:p>170456020</text:p>
          </table:table-cell>
          <table:table-cell office:value-type="float" office:value="74713727" calcext:value-type="float">
            <text:p>74713727</text:p>
          </table:table-cell>
          <table:table-cell table:formula="of:=([.G22]/([.H22]+[.I22]))*100" office:value-type="float" office:value="1.56997714730276" calcext:value-type="float">
            <text:p>1,56997714730276</text:p>
          </table:table-cell>
          <table:table-cell/>
          <table:table-cell office:value-type="float" office:value="3844879" calcext:value-type="float">
            <text:p>3844879</text:p>
          </table:table-cell>
          <table:table-cell office:value-type="float" office:value="170456076" calcext:value-type="float">
            <text:p>170456076</text:p>
          </table:table-cell>
          <table:table-cell office:value-type="float" office:value="74713727" calcext:value-type="float">
            <text:p>74713727</text:p>
          </table:table-cell>
          <table:table-cell table:formula="of:=([.L22]/([.M22]+[.N22]))*100" office:value-type="float" office:value="1.56825145387093" calcext:value-type="float">
            <text:p>1,56825145387093</text:p>
          </table:table-cell>
          <table:table-cell/>
          <table:table-cell office:value-type="float" office:value="3845794" calcext:value-type="float">
            <text:p>3845794</text:p>
          </table:table-cell>
          <table:table-cell office:value-type="float" office:value="170452937" calcext:value-type="float">
            <text:p>170452937</text:p>
          </table:table-cell>
          <table:table-cell office:value-type="float" office:value="74713727" calcext:value-type="float">
            <text:p>74713727</text:p>
          </table:table-cell>
          <table:table-cell table:formula="of:=([.Q22]/([.R22]+[.S22]))*100" office:value-type="float" office:value="1.56864474853726" calcext:value-type="float">
            <text:p>1,56864474853726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9.568153</text:p>
          </table:table-cell>
          <table:table-cell table:number-columns-repeated="4"/>
          <table:table-cell office:value-type="string" calcext:value-type="string">
            <text:p>19.574177</text:p>
          </table:table-cell>
          <table:table-cell table:number-columns-repeated="4"/>
          <table:table-cell office:value-type="string" calcext:value-type="string">
            <text:p>19.570090</text:p>
          </table:table-cell>
          <table:table-cell table:number-columns-repeated="4"/>
          <table:table-cell office:value-type="string" calcext:value-type="string">
            <text:p>15.1492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40413" calcext:value-type="float">
            <text:p>3840413</text:p>
          </table:table-cell>
          <table:table-cell office:value-type="float" office:value="170455918" calcext:value-type="float">
            <text:p>170455918</text:p>
          </table:table-cell>
          <table:table-cell office:value-type="float" office:value="74713727" calcext:value-type="float">
            <text:p>74713727</text:p>
          </table:table-cell>
          <table:table-cell table:formula="of:=([.B25]/([.C25]+[.D25]))*100" office:value-type="float" office:value="1.56643086871542" calcext:value-type="float">
            <text:p>1,56643086871542</text:p>
          </table:table-cell>
          <table:table-cell/>
          <table:table-cell office:value-type="float" office:value="3840386" calcext:value-type="float">
            <text:p>3840386</text:p>
          </table:table-cell>
          <table:table-cell office:value-type="float" office:value="170455722" calcext:value-type="float">
            <text:p>170455722</text:p>
          </table:table-cell>
          <table:table-cell office:value-type="float" office:value="74713727" calcext:value-type="float">
            <text:p>74713727</text:p>
          </table:table-cell>
          <table:table-cell table:formula="of:=([.G25]/([.H25]+[.I25]))*100" office:value-type="float" office:value="1.5664211082026" calcext:value-type="float">
            <text:p>1,5664211082026</text:p>
          </table:table-cell>
          <table:table-cell/>
          <table:table-cell office:value-type="float" office:value="3840381" calcext:value-type="float">
            <text:p>3840381</text:p>
          </table:table-cell>
          <table:table-cell office:value-type="float" office:value="170456050" calcext:value-type="float">
            <text:p>170456050</text:p>
          </table:table-cell>
          <table:table-cell office:value-type="float" office:value="74713727" calcext:value-type="float">
            <text:p>74713727</text:p>
          </table:table-cell>
          <table:table-cell table:formula="of:=([.L25]/([.M25]+[.N25]))*100" office:value-type="float" office:value="1.5664169731655" calcext:value-type="float">
            <text:p>1,5664169731655</text:p>
          </table:table-cell>
          <table:table-cell/>
          <table:table-cell office:value-type="float" office:value="3840097" calcext:value-type="float">
            <text:p>3840097</text:p>
          </table:table-cell>
          <table:table-cell office:value-type="float" office:value="170453108" calcext:value-type="float">
            <text:p>170453108</text:p>
          </table:table-cell>
          <table:table-cell office:value-type="float" office:value="74713727" calcext:value-type="float">
            <text:p>74713727</text:p>
          </table:table-cell>
          <table:table-cell table:formula="of:=([.Q25]/([.R25]+[.S25]))*100" office:value-type="float" office:value="1.56631993067088" calcext:value-type="float">
            <text:p>1,56631993067088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.029885</text:p>
          </table:table-cell>
          <table:table-cell table:number-columns-repeated="4"/>
          <table:table-cell office:value-type="string" calcext:value-type="string">
            <text:p>20.009121</text:p>
          </table:table-cell>
          <table:table-cell table:number-columns-repeated="4"/>
          <table:table-cell office:value-type="string" calcext:value-type="string">
            <text:p>20.000096</text:p>
          </table:table-cell>
          <table:table-cell table:number-columns-repeated="4"/>
          <table:table-cell office:value-type="string" calcext:value-type="string">
            <text:p>15.6259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82482" calcext:value-type="float">
            <text:p>3982482</text:p>
          </table:table-cell>
          <table:table-cell office:value-type="float" office:value="170456017" calcext:value-type="float">
            <text:p>170456017</text:p>
          </table:table-cell>
          <table:table-cell office:value-type="float" office:value="74713727" calcext:value-type="float">
            <text:p>74713727</text:p>
          </table:table-cell>
          <table:table-cell table:formula="of:=([.B28]/([.C28]+[.D28]))*100" office:value-type="float" office:value="1.62437743541471" calcext:value-type="float">
            <text:p>1,62437743541471</text:p>
          </table:table-cell>
          <table:table-cell/>
          <table:table-cell office:value-type="float" office:value="3982763" calcext:value-type="float">
            <text:p>3982763</text:p>
          </table:table-cell>
          <table:table-cell office:value-type="float" office:value="170456183" calcext:value-type="float">
            <text:p>170456183</text:p>
          </table:table-cell>
          <table:table-cell office:value-type="float" office:value="74713727" calcext:value-type="float">
            <text:p>74713727</text:p>
          </table:table-cell>
          <table:table-cell table:formula="of:=([.G28]/([.H28]+[.I28]))*100" office:value-type="float" office:value="1.62449094997017" calcext:value-type="float">
            <text:p>1,62449094997017</text:p>
          </table:table-cell>
          <table:table-cell/>
          <table:table-cell office:value-type="float" office:value="3985346" calcext:value-type="float">
            <text:p>3985346</text:p>
          </table:table-cell>
          <table:table-cell office:value-type="float" office:value="170455541" calcext:value-type="float">
            <text:p>170455541</text:p>
          </table:table-cell>
          <table:table-cell office:value-type="float" office:value="74713727" calcext:value-type="float">
            <text:p>74713727</text:p>
          </table:table-cell>
          <table:table-cell table:formula="of:=([.L28]/([.M28]+[.N28]))*100" office:value-type="float" office:value="1.62554876168248" calcext:value-type="float">
            <text:p>1,62554876168248</text:p>
          </table:table-cell>
          <table:table-cell/>
          <table:table-cell office:value-type="float" office:value="3991205" calcext:value-type="float">
            <text:p>3991205</text:p>
          </table:table-cell>
          <table:table-cell office:value-type="float" office:value="170453546" calcext:value-type="float">
            <text:p>170453546</text:p>
          </table:table-cell>
          <table:table-cell office:value-type="float" office:value="74713727" calcext:value-type="float">
            <text:p>74713727</text:p>
          </table:table-cell>
          <table:table-cell table:formula="of:=([.Q28]/([.R28]+[.S28]))*100" office:value-type="float" office:value="1.62795178620762" calcext:value-type="float">
            <text:p>1,62795178620762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9.614347</text:p>
          </table:table-cell>
          <table:table-cell table:number-columns-repeated="4"/>
          <table:table-cell office:value-type="string" calcext:value-type="string">
            <text:p>19.671308</text:p>
          </table:table-cell>
          <table:table-cell table:number-columns-repeated="4"/>
          <table:table-cell office:value-type="string" calcext:value-type="string">
            <text:p>19.649844</text:p>
          </table:table-cell>
          <table:table-cell table:number-columns-repeated="4"/>
          <table:table-cell office:value-type="string" calcext:value-type="string">
            <text:p>14.7232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41187" calcext:value-type="float">
            <text:p>3841187</text:p>
          </table:table-cell>
          <table:table-cell office:value-type="float" office:value="170636302" calcext:value-type="float">
            <text:p>170636302</text:p>
          </table:table-cell>
          <table:table-cell office:value-type="float" office:value="74746500" calcext:value-type="float">
            <text:p>74746500</text:p>
          </table:table-cell>
          <table:table-cell table:formula="of:=([.B31]/([.C31]+[.D31]))*100" office:value-type="float" office:value="1.56538558068955" calcext:value-type="float">
            <text:p>1,56538558068955</text:p>
          </table:table-cell>
          <table:table-cell/>
          <table:table-cell office:value-type="float" office:value="3841518" calcext:value-type="float">
            <text:p>3841518</text:p>
          </table:table-cell>
          <table:table-cell office:value-type="float" office:value="170635385" calcext:value-type="float">
            <text:p>170635385</text:p>
          </table:table-cell>
          <table:table-cell office:value-type="float" office:value="74746500" calcext:value-type="float">
            <text:p>74746500</text:p>
          </table:table-cell>
          <table:table-cell table:formula="of:=([.G31]/([.H31]+[.I31]))*100" office:value-type="float" office:value="1.56552632236891" calcext:value-type="float">
            <text:p>1,56552632236891</text:p>
          </table:table-cell>
          <table:table-cell/>
          <table:table-cell office:value-type="float" office:value="3841164" calcext:value-type="float">
            <text:p>3841164</text:p>
          </table:table-cell>
          <table:table-cell office:value-type="float" office:value="170636094" calcext:value-type="float">
            <text:p>170636094</text:p>
          </table:table-cell>
          <table:table-cell office:value-type="float" office:value="74746500" calcext:value-type="float">
            <text:p>74746500</text:p>
          </table:table-cell>
          <table:table-cell table:formula="of:=([.L31]/([.M31]+[.N31]))*100" office:value-type="float" office:value="1.56537753447989" calcext:value-type="float">
            <text:p>1,56537753447989</text:p>
          </table:table-cell>
          <table:table-cell/>
          <table:table-cell office:value-type="float" office:value="3840927" calcext:value-type="float">
            <text:p>3840927</text:p>
          </table:table-cell>
          <table:table-cell office:value-type="float" office:value="170632587" calcext:value-type="float">
            <text:p>170632587</text:p>
          </table:table-cell>
          <table:table-cell office:value-type="float" office:value="74746500" calcext:value-type="float">
            <text:p>74746500</text:p>
          </table:table-cell>
          <table:table-cell table:formula="of:=([.Q31]/([.R31]+[.S31]))*100" office:value-type="float" office:value="1.565303321876" calcext:value-type="float">
            <text:p>1,565303321876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9.760158</text:p>
          </table:table-cell>
          <table:table-cell table:number-columns-repeated="4"/>
          <table:table-cell office:value-type="string" calcext:value-type="string">
            <text:p>19.723842</text:p>
          </table:table-cell>
          <table:table-cell table:number-columns-repeated="4"/>
          <table:table-cell office:value-type="string" calcext:value-type="string">
            <text:p>19.698505</text:p>
          </table:table-cell>
          <table:table-cell table:number-columns-repeated="4"/>
          <table:table-cell office:value-type="string" calcext:value-type="string">
            <text:p>14.8943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44628" calcext:value-type="float">
            <text:p>3844628</text:p>
          </table:table-cell>
          <table:table-cell office:value-type="float" office:value="170993659" calcext:value-type="float">
            <text:p>170993659</text:p>
          </table:table-cell>
          <table:table-cell office:value-type="float" office:value="74812046" calcext:value-type="float">
            <text:p>74812046</text:p>
          </table:table-cell>
          <table:table-cell table:formula="of:=([.B34]/([.C34]+[.D34]))*100" office:value-type="float" office:value="1.56409225733797" calcext:value-type="float">
            <text:p>1,56409225733797</text:p>
          </table:table-cell>
          <table:table-cell/>
          <table:table-cell office:value-type="float" office:value="3843412" calcext:value-type="float">
            <text:p>3843412</text:p>
          </table:table-cell>
          <table:table-cell office:value-type="float" office:value="170994040" calcext:value-type="float">
            <text:p>170994040</text:p>
          </table:table-cell>
          <table:table-cell office:value-type="float" office:value="74812046" calcext:value-type="float">
            <text:p>74812046</text:p>
          </table:table-cell>
          <table:table-cell table:formula="of:=([.G34]/([.H34]+[.I34]))*100" office:value-type="float" office:value="1.56359513409281" calcext:value-type="float">
            <text:p>1,56359513409281</text:p>
          </table:table-cell>
          <table:table-cell/>
          <table:table-cell office:value-type="float" office:value="3843780" calcext:value-type="float">
            <text:p>3843780</text:p>
          </table:table-cell>
          <table:table-cell office:value-type="float" office:value="170993831" calcext:value-type="float">
            <text:p>170993831</text:p>
          </table:table-cell>
          <table:table-cell office:value-type="float" office:value="74812046" calcext:value-type="float">
            <text:p>74812046</text:p>
          </table:table-cell>
          <table:table-cell table:formula="of:=([.L34]/([.M34]+[.N34]))*100" office:value-type="float" office:value="1.56374617519824" calcext:value-type="float">
            <text:p>1,56374617519824</text:p>
          </table:table-cell>
          <table:table-cell/>
          <table:table-cell office:value-type="float" office:value="3843222" calcext:value-type="float">
            <text:p>3843222</text:p>
          </table:table-cell>
          <table:table-cell office:value-type="float" office:value="170991361" calcext:value-type="float">
            <text:p>170991361</text:p>
          </table:table-cell>
          <table:table-cell office:value-type="float" office:value="74812046" calcext:value-type="float">
            <text:p>74812046</text:p>
          </table:table-cell>
          <table:table-cell table:formula="of:=([.Q34]/([.R34]+[.S34]))*100" office:value-type="float" office:value="1.56353487809874" calcext:value-type="float">
            <text:p>1,56353487809874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ize= 1024</text:p>
          </table:table-cell>
          <table:table-cell table:style-name="ce3" table:number-columns-repeated="2"/>
          <table:table-cell table:style-name="ce7"/>
          <table:table-cell table:style-name="ce3"/>
          <table:table-cell table:style-name="ce3" office:value-type="string" calcext:value-type="string">
            <text:p>Size= 1024</text:p>
          </table:table-cell>
          <table:table-cell table:style-name="ce3" table:number-columns-repeated="2"/>
          <table:table-cell table:style-name="ce7"/>
          <table:table-cell table:style-name="ce3"/>
          <table:table-cell table:style-name="ce3" office:value-type="string" calcext:value-type="string">
            <text:p>Size= 1024</text:p>
          </table:table-cell>
          <table:table-cell table:style-name="ce3" table:number-columns-repeated="2"/>
          <table:table-cell table:style-name="ce7"/>
          <table:table-cell table:style-name="ce3"/>
          <table:table-cell table:style-name="ce3" office:value-type="string" calcext:value-type="string">
            <text:p>Size= 1024</text:p>
          </table:table-cell>
          <table:table-cell table:style-name="ce3" table:number-columns-repeated="2"/>
          <table:table-cell table:style-name="ce7"/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487.332166</text:p>
          </table:table-cell>
          <table:table-cell table:number-columns-repeated="4"/>
          <table:table-cell office:value-type="string" calcext:value-type="string">
            <text:p>12488.535862</text:p>
          </table:table-cell>
          <table:table-cell table:number-columns-repeated="4"/>
          <table:table-cell office:value-type="string" calcext:value-type="string">
            <text:p>12537.804869</text:p>
          </table:table-cell>
          <table:table-cell table:number-columns-repeated="4"/>
          <table:table-cell office:value-type="string" calcext:value-type="string">
            <text:p>9432.5085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15530847" calcext:value-type="float">
            <text:p>1415530847</text:p>
          </table:table-cell>
          <table:table-cell office:value-type="float" office:value="25896348006" calcext:value-type="float">
            <text:p>25896348006</text:p>
          </table:table-cell>
          <table:table-cell office:value-type="float" office:value="7578292607" calcext:value-type="float">
            <text:p>7578292607</text:p>
          </table:table-cell>
          <table:table-cell table:formula="of:=([.B38]/([.C38]+[.D38]))*100" office:value-type="float" office:value="4.22866630105141" calcext:value-type="float">
            <text:p>4,22866630105141</text:p>
          </table:table-cell>
          <table:table-cell/>
          <table:table-cell office:value-type="float" office:value="1416396164" calcext:value-type="float">
            <text:p>1416396164</text:p>
          </table:table-cell>
          <table:table-cell office:value-type="float" office:value="25896279667" calcext:value-type="float">
            <text:p>25896279667</text:p>
          </table:table-cell>
          <table:table-cell office:value-type="float" office:value="7578292607" calcext:value-type="float">
            <text:p>7578292607</text:p>
          </table:table-cell>
          <table:table-cell table:formula="of:=([.G38]/([.H38]+[.I38]))*100" office:value-type="float" office:value="4.23125993188605" calcext:value-type="float">
            <text:p>4,23125993188605</text:p>
          </table:table-cell>
          <table:table-cell/>
          <table:table-cell office:value-type="float" office:value="1416890847" calcext:value-type="float">
            <text:p>1416890847</text:p>
          </table:table-cell>
          <table:table-cell office:value-type="float" office:value="25896341803" calcext:value-type="float">
            <text:p>25896341803</text:p>
          </table:table-cell>
          <table:table-cell office:value-type="float" office:value="7578292607" calcext:value-type="float">
            <text:p>7578292607</text:p>
          </table:table-cell>
          <table:table-cell table:formula="of:=([.L38]/([.M38]+[.N38]))*100" office:value-type="float" office:value="4.23272986239613" calcext:value-type="float">
            <text:p>4,23272986239613</text:p>
          </table:table-cell>
          <table:table-cell/>
          <table:table-cell office:value-type="float" office:value="1415473120" calcext:value-type="float">
            <text:p>1415473120</text:p>
          </table:table-cell>
          <table:table-cell office:value-type="float" office:value="25896101950" calcext:value-type="float">
            <text:p>25896101950</text:p>
          </table:table-cell>
          <table:table-cell office:value-type="float" office:value="7578292607" calcext:value-type="float">
            <text:p>7578292607</text:p>
          </table:table-cell>
          <table:table-cell table:formula="of:=([.Q38]/([.R38]+[.S38]))*100" office:value-type="float" office:value="4.22852493295955" calcext:value-type="float">
            <text:p>4,22852493295955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9921.036256</text:p>
          </table:table-cell>
          <table:table-cell table:number-columns-repeated="4"/>
          <table:table-cell office:value-type="string" calcext:value-type="string">
            <text:p>9918.454068</text:p>
          </table:table-cell>
          <table:table-cell table:number-columns-repeated="4"/>
          <table:table-cell office:value-type="string" calcext:value-type="string">
            <text:p>9919.830416</text:p>
          </table:table-cell>
          <table:table-cell table:number-columns-repeated="4"/>
          <table:table-cell office:value-type="string" calcext:value-type="string">
            <text:p>7511.4013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629903" calcext:value-type="float">
            <text:p>71629903</text:p>
          </table:table-cell>
          <table:table-cell office:value-type="float" office:value="25895724071" calcext:value-type="float">
            <text:p>25895724071</text:p>
          </table:table-cell>
          <table:table-cell office:value-type="float" office:value="7578292607" calcext:value-type="float">
            <text:p>7578292607</text:p>
          </table:table-cell>
          <table:table-cell table:formula="of:=([.B41]/([.C41]+[.D41]))*100" office:value-type="float" office:value="0.21398657857238" calcext:value-type="float">
            <text:p>0,21398657857238</text:p>
          </table:table-cell>
          <table:table-cell/>
          <table:table-cell office:value-type="float" office:value="71625707" calcext:value-type="float">
            <text:p>71625707</text:p>
          </table:table-cell>
          <table:table-cell office:value-type="float" office:value="25895748677" calcext:value-type="float">
            <text:p>25895748677</text:p>
          </table:table-cell>
          <table:table-cell office:value-type="float" office:value="7578292607" calcext:value-type="float">
            <text:p>7578292607</text:p>
          </table:table-cell>
          <table:table-cell table:formula="of:=([.G41]/([.H41]+[.I41]))*100" office:value-type="float" office:value="0.213973886189343" calcext:value-type="float">
            <text:p>0,213973886189343</text:p>
          </table:table-cell>
          <table:table-cell/>
          <table:table-cell office:value-type="float" office:value="71632119" calcext:value-type="float">
            <text:p>71632119</text:p>
          </table:table-cell>
          <table:table-cell office:value-type="float" office:value="25895755279" calcext:value-type="float">
            <text:p>25895755279</text:p>
          </table:table-cell>
          <table:table-cell office:value-type="float" office:value="7578292607" calcext:value-type="float">
            <text:p>7578292607</text:p>
          </table:table-cell>
          <table:table-cell table:formula="of:=([.L41]/([.M41]+[.N41]))*100" office:value-type="float" office:value="0.213992999125627" calcext:value-type="float">
            <text:p>0,213992999125627</text:p>
          </table:table-cell>
          <table:table-cell/>
          <table:table-cell office:value-type="float" office:value="71591455" calcext:value-type="float">
            <text:p>71591455</text:p>
          </table:table-cell>
          <table:table-cell office:value-type="float" office:value="25895671326" calcext:value-type="float">
            <text:p>25895671326</text:p>
          </table:table-cell>
          <table:table-cell office:value-type="float" office:value="7578292607" calcext:value-type="float">
            <text:p>7578292607</text:p>
          </table:table-cell>
          <table:table-cell table:formula="of:=([.Q41]/([.R41]+[.S41]))*100" office:value-type="float" office:value="0.213872056333974" calcext:value-type="float">
            <text:p>0,213872056333974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825.505468</text:p>
          </table:table-cell>
          <table:table-cell table:number-columns-repeated="4"/>
          <table:table-cell office:value-type="string" calcext:value-type="string">
            <text:p>20883.853377</text:p>
          </table:table-cell>
          <table:table-cell table:number-columns-repeated="4"/>
          <table:table-cell office:value-type="string" calcext:value-type="string">
            <text:p>20917.938532</text:p>
          </table:table-cell>
          <table:table-cell table:number-columns-repeated="4"/>
          <table:table-cell office:value-type="string" calcext:value-type="string">
            <text:p>18020.2905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03353322" calcext:value-type="float">
            <text:p>2703353322</text:p>
          </table:table-cell>
          <table:table-cell office:value-type="float" office:value="25897068963" calcext:value-type="float">
            <text:p>25897068963</text:p>
          </table:table-cell>
          <table:table-cell office:value-type="float" office:value="7578292607" calcext:value-type="float">
            <text:p>7578292607</text:p>
          </table:table-cell>
          <table:table-cell table:formula="of:=([.B44]/([.C44]+[.D44]))*100" office:value-type="float" office:value="8.07565085248458" calcext:value-type="float">
            <text:p>8,07565085248458</text:p>
          </table:table-cell>
          <table:table-cell/>
          <table:table-cell office:value-type="float" office:value="2705134332" calcext:value-type="float">
            <text:p>2705134332</text:p>
          </table:table-cell>
          <table:table-cell office:value-type="float" office:value="25897059275" calcext:value-type="float">
            <text:p>25897059275</text:p>
          </table:table-cell>
          <table:table-cell office:value-type="float" office:value="7578292607" calcext:value-type="float">
            <text:p>7578292607</text:p>
          </table:table-cell>
          <table:table-cell table:formula="of:=([.G44]/([.H44]+[.I44]))*100" office:value-type="float" office:value="8.08097355193024" calcext:value-type="float">
            <text:p>8,08097355193024</text:p>
          </table:table-cell>
          <table:table-cell/>
          <table:table-cell office:value-type="float" office:value="2704940027" calcext:value-type="float">
            <text:p>2704940027</text:p>
          </table:table-cell>
          <table:table-cell office:value-type="float" office:value="25897087494" calcext:value-type="float">
            <text:p>25897087494</text:p>
          </table:table-cell>
          <table:table-cell office:value-type="float" office:value="7578292607" calcext:value-type="float">
            <text:p>7578292607</text:p>
          </table:table-cell>
          <table:table-cell table:formula="of:=([.L44]/([.M44]+[.N44]))*100" office:value-type="float" office:value="8.08038629834466" calcext:value-type="float">
            <text:p>8,08038629834466</text:p>
          </table:table-cell>
          <table:table-cell/>
          <table:table-cell office:value-type="float" office:value="2707018244" calcext:value-type="float">
            <text:p>2707018244</text:p>
          </table:table-cell>
          <table:table-cell office:value-type="float" office:value="25896436731" calcext:value-type="float">
            <text:p>25896436731</text:p>
          </table:table-cell>
          <table:table-cell office:value-type="float" office:value="7578292607" calcext:value-type="float">
            <text:p>7578292607</text:p>
          </table:table-cell>
          <table:table-cell table:formula="of:=([.Q44]/([.R44]+[.S44]))*100" office:value-type="float" office:value="8.08675170056427" calcext:value-type="float">
            <text:p>8,08675170056427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9941.161524</text:p>
          </table:table-cell>
          <table:table-cell table:number-columns-repeated="4"/>
          <table:table-cell office:value-type="string" calcext:value-type="string">
            <text:p>9938.941188</text:p>
          </table:table-cell>
          <table:table-cell table:number-columns-repeated="4"/>
          <table:table-cell office:value-type="string" calcext:value-type="string">
            <text:p>9937.180091</text:p>
          </table:table-cell>
          <table:table-cell table:number-columns-repeated="4"/>
          <table:table-cell office:value-type="string" calcext:value-type="string">
            <text:p>7485.8655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217357" calcext:value-type="float">
            <text:p>72217357</text:p>
          </table:table-cell>
          <table:table-cell office:value-type="float" office:value="25907268651" calcext:value-type="float">
            <text:p>25907268651</text:p>
          </table:table-cell>
          <table:table-cell office:value-type="float" office:value="7580389764" calcext:value-type="float">
            <text:p>7580389764</text:p>
          </table:table-cell>
          <table:table-cell table:formula="of:=([.B47]/([.C47]+[.D47]))*100" office:value-type="float" office:value="0.215653647994844" calcext:value-type="float">
            <text:p>0,215653647994844</text:p>
          </table:table-cell>
          <table:table-cell/>
          <table:table-cell office:value-type="float" office:value="72208550" calcext:value-type="float">
            <text:p>72208550</text:p>
          </table:table-cell>
          <table:table-cell office:value-type="float" office:value="25907268329" calcext:value-type="float">
            <text:p>25907268329</text:p>
          </table:table-cell>
          <table:table-cell office:value-type="float" office:value="7580389764" calcext:value-type="float">
            <text:p>7580389764</text:p>
          </table:table-cell>
          <table:table-cell table:formula="of:=([.G47]/([.H47]+[.I47]))*100" office:value-type="float" office:value="0.215627350827181" calcext:value-type="float">
            <text:p>0,215627350827181</text:p>
          </table:table-cell>
          <table:table-cell/>
          <table:table-cell office:value-type="float" office:value="72208401" calcext:value-type="float">
            <text:p>72208401</text:p>
          </table:table-cell>
          <table:table-cell office:value-type="float" office:value="25907239559" calcext:value-type="float">
            <text:p>25907239559</text:p>
          </table:table-cell>
          <table:table-cell office:value-type="float" office:value="7580389764" calcext:value-type="float">
            <text:p>7580389764</text:p>
          </table:table-cell>
          <table:table-cell table:formula="of:=([.L47]/([.M47]+[.N47]))*100" office:value-type="float" office:value="0.215627091137221" calcext:value-type="float">
            <text:p>0,215627091137221</text:p>
          </table:table-cell>
          <table:table-cell/>
          <table:table-cell office:value-type="float" office:value="72185591" calcext:value-type="float">
            <text:p>72185591</text:p>
          </table:table-cell>
          <table:table-cell office:value-type="float" office:value="25907180843" calcext:value-type="float">
            <text:p>25907180843</text:p>
          </table:table-cell>
          <table:table-cell office:value-type="float" office:value="7580389764" calcext:value-type="float">
            <text:p>7580389764</text:p>
          </table:table-cell>
          <table:table-cell table:formula="of:=([.Q47]/([.R47]+[.S47]))*100" office:value-type="float" office:value="0.215559354385985" calcext:value-type="float">
            <text:p>0,215559354385985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9941.085777</text:p>
          </table:table-cell>
          <table:table-cell table:number-columns-repeated="4"/>
          <table:table-cell office:value-type="string" calcext:value-type="string">
            <text:p>9940.637130</text:p>
          </table:table-cell>
          <table:table-cell table:number-columns-repeated="4"/>
          <table:table-cell office:value-type="string" calcext:value-type="string">
            <text:p>9936.320201</text:p>
          </table:table-cell>
          <table:table-cell table:number-columns-repeated="4"/>
          <table:table-cell office:value-type="string" calcext:value-type="string">
            <text:p>7462.3359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377354" calcext:value-type="float">
            <text:p>73377354</text:p>
          </table:table-cell>
          <table:table-cell office:value-type="float" office:value="25930331447" calcext:value-type="float">
            <text:p>25930331447</text:p>
          </table:table-cell>
          <table:table-cell office:value-type="float" office:value="7584584078" calcext:value-type="float">
            <text:p>7584584078</text:p>
          </table:table-cell>
          <table:table-cell table:formula="of:=([.B50]/([.C50]+[.D50]))*100" office:value-type="float" office:value="0.218939397132793" calcext:value-type="float">
            <text:p>0,218939397132793</text:p>
          </table:table-cell>
          <table:table-cell/>
          <table:table-cell office:value-type="float" office:value="73368786" calcext:value-type="float">
            <text:p>73368786</text:p>
          </table:table-cell>
          <table:table-cell office:value-type="float" office:value="25930288721" calcext:value-type="float">
            <text:p>25930288721</text:p>
          </table:table-cell>
          <table:table-cell office:value-type="float" office:value="7584584078" calcext:value-type="float">
            <text:p>7584584078</text:p>
          </table:table-cell>
          <table:table-cell table:formula="of:=([.G50]/([.H50]+[.I50]))*100" office:value-type="float" office:value="0.218914111475277" calcext:value-type="float">
            <text:p>0,218914111475277</text:p>
          </table:table-cell>
          <table:table-cell/>
          <table:table-cell office:value-type="float" office:value="73376175" calcext:value-type="float">
            <text:p>73376175</text:p>
          </table:table-cell>
          <table:table-cell office:value-type="float" office:value="25930321362" calcext:value-type="float">
            <text:p>25930321362</text:p>
          </table:table-cell>
          <table:table-cell office:value-type="float" office:value="7584584078" calcext:value-type="float">
            <text:p>7584584078</text:p>
          </table:table-cell>
          <table:table-cell table:formula="of:=([.L50]/([.M50]+[.N50]))*100" office:value-type="float" office:value="0.218935945176279" calcext:value-type="float">
            <text:p>0,218935945176279</text:p>
          </table:table-cell>
          <table:table-cell/>
          <table:table-cell office:value-type="float" office:value="73349089" calcext:value-type="float">
            <text:p>73349089</text:p>
          </table:table-cell>
          <table:table-cell office:value-type="float" office:value="25930184765" calcext:value-type="float">
            <text:p>25930184765</text:p>
          </table:table-cell>
          <table:table-cell office:value-type="float" office:value="7584584078" calcext:value-type="float">
            <text:p>7584584078</text:p>
          </table:table-cell>
          <table:table-cell table:formula="of:=([.Q50]/([.R50]+[.S50]))*100" office:value-type="float" office:value="0.218856019397311" calcext:value-type="float">
            <text:p>0,218856019397311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ize= 2048</text:p>
          </table:table-cell>
          <table:table-cell table:style-name="ce3" table:number-columns-repeated="2"/>
          <table:table-cell table:style-name="ce7"/>
          <table:table-cell table:style-name="ce3"/>
          <table:table-cell table:style-name="ce3" office:value-type="string" calcext:value-type="string">
            <text:p>Size= 2048</text:p>
          </table:table-cell>
          <table:table-cell table:style-name="ce3" table:number-columns-repeated="2"/>
          <table:table-cell table:style-name="ce7"/>
          <table:table-cell table:style-name="ce3"/>
          <table:table-cell table:style-name="ce3" office:value-type="string" calcext:value-type="string">
            <text:p>Size= 2048</text:p>
          </table:table-cell>
          <table:table-cell table:style-name="ce3" table:number-columns-repeated="2"/>
          <table:table-cell table:style-name="ce7"/>
          <table:table-cell table:style-name="ce3"/>
          <table:table-cell table:style-name="ce3" office:value-type="string" calcext:value-type="string">
            <text:p>Size= 2048</text:p>
          </table:table-cell>
          <table:table-cell table:style-name="ce3" table:number-columns-repeated="2"/>
          <table:table-cell table:style-name="ce7"/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1715.225962</text:p>
          </table:table-cell>
          <table:table-cell table:number-columns-repeated="4"/>
          <table:table-cell office:value-type="string" calcext:value-type="string">
            <text:p>104941.963794</text:p>
          </table:table-cell>
          <table:table-cell table:number-columns-repeated="4"/>
          <table:table-cell office:value-type="string" calcext:value-type="string">
            <text:p>102276.504986</text:p>
          </table:table-cell>
          <table:table-cell table:number-columns-repeated="4"/>
          <table:table-cell office:value-type="string" calcext:value-type="string">
            <text:p>81376.9073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394519896" calcext:value-type="float">
            <text:p>12394519896</text:p>
          </table:table-cell>
          <table:table-cell office:value-type="float" office:value="206309498535" calcext:value-type="float">
            <text:p>206309498535</text:p>
          </table:table-cell>
          <table:table-cell office:value-type="float" office:value="60197935487" calcext:value-type="float">
            <text:p>60197935487</text:p>
          </table:table-cell>
          <table:table-cell table:formula="of:=([.B54]/([.C54]+[.D54]))*100" office:value-type="float" office:value="4.65072201137055" calcext:value-type="float">
            <text:p>4,65072201137055</text:p>
          </table:table-cell>
          <table:table-cell/>
          <table:table-cell office:value-type="float" office:value="12390839166" calcext:value-type="float">
            <text:p>12390839166</text:p>
          </table:table-cell>
          <table:table-cell office:value-type="float" office:value="206310002667" calcext:value-type="float">
            <text:p>206310002667</text:p>
          </table:table-cell>
          <table:table-cell office:value-type="float" office:value="60197935487" calcext:value-type="float">
            <text:p>60197935487</text:p>
          </table:table-cell>
          <table:table-cell table:formula="of:=([.G54]/([.H54]+[.I54]))*100" office:value-type="float" office:value="4.64933211814503" calcext:value-type="float">
            <text:p>4,64933211814503</text:p>
          </table:table-cell>
          <table:table-cell/>
          <table:table-cell office:value-type="float" office:value="12386808652" calcext:value-type="float">
            <text:p>12386808652</text:p>
          </table:table-cell>
          <table:table-cell office:value-type="float" office:value="206309669024" calcext:value-type="float">
            <text:p>206309669024</text:p>
          </table:table-cell>
          <table:table-cell office:value-type="float" office:value="60197935487" calcext:value-type="float">
            <text:p>60197935487</text:p>
          </table:table-cell>
          <table:table-cell table:formula="of:=([.L54]/([.M54]+[.N54]))*100" office:value-type="float" office:value="4.64782559384295" calcext:value-type="float">
            <text:p>4,64782559384295</text:p>
          </table:table-cell>
          <table:table-cell/>
          <table:table-cell office:value-type="float" office:value="12391781569" calcext:value-type="float">
            <text:p>12391781569</text:p>
          </table:table-cell>
          <table:table-cell office:value-type="float" office:value="206307926016" calcext:value-type="float">
            <text:p>206307926016</text:p>
          </table:table-cell>
          <table:table-cell office:value-type="float" office:value="60197935487" calcext:value-type="float">
            <text:p>60197935487</text:p>
          </table:table-cell>
          <table:table-cell table:formula="of:=([.Q54]/([.R54]+[.S54]))*100" office:value-type="float" office:value="4.64972196075339" calcext:value-type="float">
            <text:p>4,64972196075339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9315.277464</text:p>
          </table:table-cell>
          <table:table-cell table:number-columns-repeated="4"/>
          <table:table-cell office:value-type="string" calcext:value-type="string">
            <text:p>79289.667180</text:p>
          </table:table-cell>
          <table:table-cell table:number-columns-repeated="4"/>
          <table:table-cell office:value-type="string" calcext:value-type="string">
            <text:p>79294.612240</text:p>
          </table:table-cell>
          <table:table-cell table:number-columns-repeated="4"/>
          <table:table-cell office:value-type="string" calcext:value-type="string">
            <text:p>59525.1387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9301468" calcext:value-type="float">
            <text:p>549301468</text:p>
          </table:table-cell>
          <table:table-cell office:value-type="float" office:value="206305554830" calcext:value-type="float">
            <text:p>206305554830</text:p>
          </table:table-cell>
          <table:table-cell office:value-type="float" office:value="60197935487" calcext:value-type="float">
            <text:p>60197935487</text:p>
          </table:table-cell>
          <table:table-cell table:formula="of:=([.B57]/([.C57]+[.D57]))*100" office:value-type="float" office:value="0.206114174094537" calcext:value-type="float">
            <text:p>0,206114174094537</text:p>
          </table:table-cell>
          <table:table-cell/>
          <table:table-cell office:value-type="float" office:value="548172228" calcext:value-type="float">
            <text:p>548172228</text:p>
          </table:table-cell>
          <table:table-cell office:value-type="float" office:value="206305391450" calcext:value-type="float">
            <text:p>206305391450</text:p>
          </table:table-cell>
          <table:table-cell office:value-type="float" office:value="60197935487" calcext:value-type="float">
            <text:p>60197935487</text:p>
          </table:table-cell>
          <table:table-cell table:formula="of:=([.G57]/([.H57]+[.I57]))*100" office:value-type="float" office:value="0.205690575911491" calcext:value-type="float">
            <text:p>0,205690575911491</text:p>
          </table:table-cell>
          <table:table-cell/>
          <table:table-cell office:value-type="float" office:value="548421809" calcext:value-type="float">
            <text:p>548421809</text:p>
          </table:table-cell>
          <table:table-cell office:value-type="float" office:value="206305406982" calcext:value-type="float">
            <text:p>206305406982</text:p>
          </table:table-cell>
          <table:table-cell office:value-type="float" office:value="60197935487" calcext:value-type="float">
            <text:p>60197935487</text:p>
          </table:table-cell>
          <table:table-cell table:formula="of:=([.L57]/([.M57]+[.N57]))*100" office:value-type="float" office:value="0.205784214156261" calcext:value-type="float">
            <text:p>0,205784214156261</text:p>
          </table:table-cell>
          <table:table-cell/>
          <table:table-cell office:value-type="float" office:value="548032360" calcext:value-type="float">
            <text:p>548032360</text:p>
          </table:table-cell>
          <table:table-cell office:value-type="float" office:value="206304100775" calcext:value-type="float">
            <text:p>206304100775</text:p>
          </table:table-cell>
          <table:table-cell office:value-type="float" office:value="60197935487" calcext:value-type="float">
            <text:p>60197935487</text:p>
          </table:table-cell>
          <table:table-cell table:formula="of:=([.Q57]/([.R57]+[.S57]))*100" office:value-type="float" office:value="0.205639089174248" calcext:value-type="float">
            <text:p>0,205639089174248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97818.495826</text:p>
          </table:table-cell>
          <table:table-cell table:number-columns-repeated="4"/>
          <table:table-cell office:value-type="string" calcext:value-type="string">
            <text:p>197841.845413</text:p>
          </table:table-cell>
          <table:table-cell table:number-columns-repeated="4"/>
          <table:table-cell office:value-type="string" calcext:value-type="string">
            <text:p>194343.413247</text:p>
          </table:table-cell>
          <table:table-cell table:number-columns-repeated="4"/>
          <table:table-cell office:value-type="string" calcext:value-type="string">
            <text:p>167834.5418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382751228" calcext:value-type="float">
            <text:p>22382751228</text:p>
          </table:table-cell>
          <table:table-cell office:value-type="float" office:value="206318969067" calcext:value-type="float">
            <text:p>206318969067</text:p>
          </table:table-cell>
          <table:table-cell office:value-type="float" office:value="60197935487" calcext:value-type="float">
            <text:p>60197935487</text:p>
          </table:table-cell>
          <table:table-cell table:formula="of:=([.B60]/([.C60]+[.D60]))*100" office:value-type="float" office:value="8.39824823324291" calcext:value-type="float">
            <text:p>8,39824823324291</text:p>
          </table:table-cell>
          <table:table-cell/>
          <table:table-cell office:value-type="float" office:value="22432387349" calcext:value-type="float">
            <text:p>22432387349</text:p>
          </table:table-cell>
          <table:table-cell office:value-type="float" office:value="206319095767" calcext:value-type="float">
            <text:p>206319095767</text:p>
          </table:table-cell>
          <table:table-cell office:value-type="float" office:value="60197935487" calcext:value-type="float">
            <text:p>60197935487</text:p>
          </table:table-cell>
          <table:table-cell table:formula="of:=([.G60]/([.H60]+[.I60]))*100" office:value-type="float" office:value="8.41686823669485" calcext:value-type="float">
            <text:p>8,41686823669485</text:p>
          </table:table-cell>
          <table:table-cell/>
          <table:table-cell office:value-type="float" office:value="22354234995" calcext:value-type="float">
            <text:p>22354234995</text:p>
          </table:table-cell>
          <table:table-cell office:value-type="float" office:value="206318788852" calcext:value-type="float">
            <text:p>206318788852</text:p>
          </table:table-cell>
          <table:table-cell office:value-type="float" office:value="60197935487" calcext:value-type="float">
            <text:p>60197935487</text:p>
          </table:table-cell>
          <table:table-cell table:formula="of:=([.L60]/([.M60]+[.N60]))*100" office:value-type="float" office:value="8.38755430843664" calcext:value-type="float">
            <text:p>8,38755430843664</text:p>
          </table:table-cell>
          <table:table-cell/>
          <table:table-cell office:value-type="float" office:value="23119360923" calcext:value-type="float">
            <text:p>23119360923</text:p>
          </table:table-cell>
          <table:table-cell office:value-type="float" office:value="206317044494" calcext:value-type="float">
            <text:p>206317044494</text:p>
          </table:table-cell>
          <table:table-cell office:value-type="float" office:value="60197935487" calcext:value-type="float">
            <text:p>60197935487</text:p>
          </table:table-cell>
          <table:table-cell table:formula="of:=([.Q60]/([.R60]+[.S60]))*100" office:value-type="float" office:value="8.67469472997285" calcext:value-type="float">
            <text:p>8,6746947299728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9434.086015</text:p>
          </table:table-cell>
          <table:table-cell table:number-columns-repeated="4"/>
          <table:table-cell office:value-type="string" calcext:value-type="string">
            <text:p>79422.430676</text:p>
          </table:table-cell>
          <table:table-cell table:number-columns-repeated="4"/>
          <table:table-cell office:value-type="string" calcext:value-type="string">
            <text:p>79449.851356</text:p>
          </table:table-cell>
          <table:table-cell table:number-columns-repeated="4"/>
          <table:table-cell office:value-type="string" calcext:value-type="string">
            <text:p>61759.1901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3156309" calcext:value-type="float">
            <text:p>553156309</text:p>
          </table:table-cell>
          <table:table-cell office:value-type="float" office:value="206351456886" calcext:value-type="float">
            <text:p>206351456886</text:p>
          </table:table-cell>
          <table:table-cell office:value-type="float" office:value="60206324100" calcext:value-type="float">
            <text:p>60206324100</text:p>
          </table:table-cell>
          <table:table-cell table:formula="of:=([.B63]/([.C63]+[.D63]))*100" office:value-type="float" office:value="0.20751835003798" calcext:value-type="float">
            <text:p>0,20751835003798</text:p>
          </table:table-cell>
          <table:table-cell/>
          <table:table-cell office:value-type="float" office:value="551814768" calcext:value-type="float">
            <text:p>551814768</text:p>
          </table:table-cell>
          <table:table-cell office:value-type="float" office:value="206351439272" calcext:value-type="float">
            <text:p>206351439272</text:p>
          </table:table-cell>
          <table:table-cell office:value-type="float" office:value="60206324100" calcext:value-type="float">
            <text:p>60206324100</text:p>
          </table:table-cell>
          <table:table-cell table:formula="of:=([.G63]/([.H63]+[.I63]))*100" office:value-type="float" office:value="0.207015080341106" calcext:value-type="float">
            <text:p>0,207015080341106</text:p>
          </table:table-cell>
          <table:table-cell/>
          <table:table-cell office:value-type="float" office:value="551590311" calcext:value-type="float">
            <text:p>551590311</text:p>
          </table:table-cell>
          <table:table-cell office:value-type="float" office:value="206351277508" calcext:value-type="float">
            <text:p>206351277508</text:p>
          </table:table-cell>
          <table:table-cell office:value-type="float" office:value="60206324100" calcext:value-type="float">
            <text:p>60206324100</text:p>
          </table:table-cell>
          <table:table-cell table:formula="of:=([.L63]/([.M63]+[.N63]))*100" office:value-type="float" office:value="0.20693100015627" calcext:value-type="float">
            <text:p>0,20693100015627</text:p>
          </table:table-cell>
          <table:table-cell/>
          <table:table-cell office:value-type="float" office:value="551057356" calcext:value-type="float">
            <text:p>551057356</text:p>
          </table:table-cell>
          <table:table-cell office:value-type="float" office:value="206351119385" calcext:value-type="float">
            <text:p>206351119385</text:p>
          </table:table-cell>
          <table:table-cell office:value-type="float" office:value="60206324100" calcext:value-type="float">
            <text:p>60206324100</text:p>
          </table:table-cell>
          <table:table-cell table:formula="of:=([.Q63]/([.R63]+[.S63]))*100" office:value-type="float" office:value="0.206731182890794" calcext:value-type="float">
            <text:p>0,206731182890794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9418.945950</text:p>
          </table:table-cell>
          <table:table-cell table:number-columns-repeated="4"/>
          <table:table-cell office:value-type="string" calcext:value-type="string">
            <text:p>79407.726167</text:p>
          </table:table-cell>
          <table:table-cell table:number-columns-repeated="4"/>
          <table:table-cell office:value-type="string" calcext:value-type="string">
            <text:p>72718.457909</text:p>
          </table:table-cell>
          <table:table-cell table:number-columns-repeated="4"/>
          <table:table-cell office:value-type="string" calcext:value-type="string">
            <text:p>61729.8937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7977789" calcext:value-type="float">
            <text:p>557977789</text:p>
          </table:table-cell>
          <table:table-cell office:value-type="float" office:value="206443642237" calcext:value-type="float">
            <text:p>206443642237</text:p>
          </table:table-cell>
          <table:table-cell office:value-type="float" office:value="60223101326" calcext:value-type="float">
            <text:p>60223101326</text:p>
          </table:table-cell>
          <table:table-cell table:formula="of:=([.B66]/([.C66]+[.D66]))*100" office:value-type="float" office:value="0.209241610537828" calcext:value-type="float">
            <text:p>0,209241610537828</text:p>
          </table:table-cell>
          <table:table-cell/>
          <table:table-cell office:value-type="float" office:value="558207558" calcext:value-type="float">
            <text:p>558207558</text:p>
          </table:table-cell>
          <table:table-cell office:value-type="float" office:value="206443910928" calcext:value-type="float">
            <text:p>206443910928</text:p>
          </table:table-cell>
          <table:table-cell office:value-type="float" office:value="60223101326" calcext:value-type="float">
            <text:p>60223101326</text:p>
          </table:table-cell>
          <table:table-cell table:formula="of:=([.G66]/([.H66]+[.I66]))*100" office:value-type="float" office:value="0.209327562971421" calcext:value-type="float">
            <text:p>0,209327562971421</text:p>
          </table:table-cell>
          <table:table-cell/>
          <table:table-cell office:value-type="float" office:value="558856926" calcext:value-type="float">
            <text:p>558856926</text:p>
          </table:table-cell>
          <table:table-cell office:value-type="float" office:value="206443397987" calcext:value-type="float">
            <text:p>206443397987</text:p>
          </table:table-cell>
          <table:table-cell office:value-type="float" office:value="60223101326" calcext:value-type="float">
            <text:p>60223101326</text:p>
          </table:table-cell>
          <table:table-cell table:formula="of:=([.L66]/([.M66]+[.N66]))*100" office:value-type="float" office:value="0.209571478772083" calcext:value-type="float">
            <text:p>0,209571478772083</text:p>
          </table:table-cell>
          <table:table-cell/>
          <table:table-cell office:value-type="float" office:value="557544434" calcext:value-type="float">
            <text:p>557544434</text:p>
          </table:table-cell>
          <table:table-cell office:value-type="float" office:value="206443074185" calcext:value-type="float">
            <text:p>206443074185</text:p>
          </table:table-cell>
          <table:table-cell office:value-type="float" office:value="60223101326" calcext:value-type="float">
            <text:p>60223101326</text:p>
          </table:table-cell>
          <table:table-cell table:formula="of:=([.Q66]/([.R66]+[.S66]))*100" office:value-type="float" office:value="0.209079547839768" calcext:value-type="float">
            <text:p>0,209079547839768</text:p>
          </table:table-cell>
          <table:table-cell/>
        </table:table-row>
        <table:table-row table:style-name="ro1" table:number-rows-repeated="3">
          <table:table-cell/>
          <table:table-cell table:style-name="ce1" table:number-columns-repeated="3"/>
          <table:table-cell table:style-name="ce4"/>
          <table:table-cell table:style-name="ce1" table:number-columns-repeated="4"/>
          <table:table-cell table:style-name="ce4"/>
          <table:table-cell table:style-name="ce1" table:number-columns-repeated="4"/>
          <table:table-cell table:style-name="ce4"/>
          <table:table-cell table:style-name="ce1" table:number-columns-repeated="4"/>
          <table:table-cell table:style-name="ce4"/>
          <table:table-cell/>
        </table:table-row>
        <table:table-row table:style-name="ro1">
          <table:table-cell table:number-columns-repeated="21"/>
        </table:table-row>
        <table:table-row table:style-name="ro1">
          <table:table-cell/>
          <table:table-cell table:style-name="ce3" office:value-type="string" calcext:value-type="string">
            <text:p>Size= 32</text:p>
          </table:table-cell>
          <table:table-cell table:style-name="ce3" table:number-columns-repeated="2"/>
          <table:table-cell table:style-name="ce7"/>
          <table:table-cell table:style-name="ce3"/>
          <table:table-cell table:style-name="ce3" office:value-type="string" calcext:value-type="string">
            <text:p>Size= 32</text:p>
          </table:table-cell>
          <table:table-cell table:style-name="ce3" table:number-columns-repeated="2"/>
          <table:table-cell table:style-name="ce7"/>
          <table:table-cell table:style-name="ce3"/>
          <table:table-cell table:style-name="ce3" office:value-type="string" calcext:value-type="string">
            <text:p>Size= 32</text:p>
          </table:table-cell>
          <table:table-cell table:style-name="ce3" table:number-columns-repeated="2"/>
          <table:table-cell table:style-name="ce7"/>
          <table:table-cell table:style-name="ce3"/>
          <table:table-cell table:style-name="ce3" office:value-type="string" calcext:value-type="string">
            <text:p>Size= 32</text:p>
          </table:table-cell>
          <table:table-cell table:style-name="ce3" table:number-columns-repeated="2"/>
          <table:table-cell table:style-name="ce7"/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269956</text:p>
          </table:table-cell>
          <table:table-cell table:number-columns-repeated="4"/>
          <table:table-cell office:value-type="string" calcext:value-type="string">
            <text:p>0.263458</text:p>
          </table:table-cell>
          <table:table-cell table:number-columns-repeated="4"/>
          <table:table-cell office:value-type="string" calcext:value-type="string">
            <text:p>0.248619</text:p>
          </table:table-cell>
          <table:table-cell table:number-columns-repeated="4"/>
          <table:table-cell office:value-type="string" calcext:value-type="string">
            <text:p>0.2510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04962" calcext:value-type="float">
            <text:p>3704962</text:p>
          </table:table-cell>
          <table:table-cell office:value-type="float" office:value="120830506" calcext:value-type="float">
            <text:p>120830506</text:p>
          </table:table-cell>
          <table:table-cell office:value-type="float" office:value="60232127" calcext:value-type="float">
            <text:p>60232127</text:p>
          </table:table-cell>
          <table:table-cell table:formula="of:=([.B74]/([.C74]+[.D74]))*100" office:value-type="float" office:value="2.04623225599508" calcext:value-type="float">
            <text:p>2,04623225599508</text:p>
          </table:table-cell>
          <table:table-cell/>
          <table:table-cell office:value-type="float" office:value="3704648" calcext:value-type="float">
            <text:p>3704648</text:p>
          </table:table-cell>
          <table:table-cell office:value-type="float" office:value="120829923" calcext:value-type="float">
            <text:p>120829923</text:p>
          </table:table-cell>
          <table:table-cell office:value-type="float" office:value="60232127" calcext:value-type="float">
            <text:p>60232127</text:p>
          </table:table-cell>
          <table:table-cell table:formula="of:=([.G74]/([.H74]+[.I74]))*100" office:value-type="float" office:value="2.04606542342805" calcext:value-type="float">
            <text:p>2,04606542342805</text:p>
          </table:table-cell>
          <table:table-cell/>
          <table:table-cell office:value-type="float" office:value="3704805" calcext:value-type="float">
            <text:p>3704805</text:p>
          </table:table-cell>
          <table:table-cell office:value-type="float" office:value="120828952" calcext:value-type="float">
            <text:p>120828952</text:p>
          </table:table-cell>
          <table:table-cell office:value-type="float" office:value="60232127" calcext:value-type="float">
            <text:p>60232127</text:p>
          </table:table-cell>
          <table:table-cell table:formula="of:=([.L74]/([.M74]+[.N74]))*100" office:value-type="float" office:value="2.04616310720207" calcext:value-type="float">
            <text:p>2,04616310720207</text:p>
          </table:table-cell>
          <table:table-cell/>
          <table:table-cell office:value-type="float" office:value="3704654" calcext:value-type="float">
            <text:p>3704654</text:p>
          </table:table-cell>
          <table:table-cell office:value-type="float" office:value="120828869" calcext:value-type="float">
            <text:p>120828869</text:p>
          </table:table-cell>
          <table:table-cell office:value-type="float" office:value="60232127" calcext:value-type="float">
            <text:p>60232127</text:p>
          </table:table-cell>
          <table:table-cell table:formula="of:=([.Q74]/([.R74]+[.S74]))*100" office:value-type="float" office:value="2.04608064787184" calcext:value-type="float">
            <text:p>2,04608064787184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239003</text:p>
          </table:table-cell>
          <table:table-cell table:number-columns-repeated="4"/>
          <table:table-cell office:value-type="string" calcext:value-type="string">
            <text:p>0.272841</text:p>
          </table:table-cell>
          <table:table-cell table:number-columns-repeated="4"/>
          <table:table-cell office:value-type="string" calcext:value-type="string">
            <text:p>0.248932</text:p>
          </table:table-cell>
          <table:table-cell table:number-columns-repeated="4"/>
          <table:table-cell office:value-type="string" calcext:value-type="string">
            <text:p>0.2509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04797" calcext:value-type="float">
            <text:p>3704797</text:p>
          </table:table-cell>
          <table:table-cell office:value-type="float" office:value="120830111" calcext:value-type="float">
            <text:p>120830111</text:p>
          </table:table-cell>
          <table:table-cell office:value-type="float" office:value="60232127" calcext:value-type="float">
            <text:p>60232127</text:p>
          </table:table-cell>
          <table:table-cell table:formula="of:=([.B77]/([.C77]+[.D77]))*100" office:value-type="float" office:value="2.04614559110884" calcext:value-type="float">
            <text:p>2,04614559110884</text:p>
          </table:table-cell>
          <table:table-cell/>
          <table:table-cell office:value-type="float" office:value="3705016" calcext:value-type="float">
            <text:p>3705016</text:p>
          </table:table-cell>
          <table:table-cell office:value-type="float" office:value="120829792" calcext:value-type="float">
            <text:p>120829792</text:p>
          </table:table-cell>
          <table:table-cell office:value-type="float" office:value="60232127" calcext:value-type="float">
            <text:p>60232127</text:p>
          </table:table-cell>
          <table:table-cell table:formula="of:=([.G77]/([.H77]+[.I77]))*100" office:value-type="float" office:value="2.04627014916372" calcext:value-type="float">
            <text:p>2,04627014916372</text:p>
          </table:table-cell>
          <table:table-cell/>
          <table:table-cell office:value-type="float" office:value="3704708" calcext:value-type="float">
            <text:p>3704708</text:p>
          </table:table-cell>
          <table:table-cell office:value-type="float" office:value="120829160" calcext:value-type="float">
            <text:p>120829160</text:p>
          </table:table-cell>
          <table:table-cell office:value-type="float" office:value="60232127" calcext:value-type="float">
            <text:p>60232127</text:p>
          </table:table-cell>
          <table:table-cell table:formula="of:=([.L77]/([.M77]+[.N77]))*100" office:value-type="float" office:value="2.04610718358585" calcext:value-type="float">
            <text:p>2,04610718358585</text:p>
          </table:table-cell>
          <table:table-cell/>
          <table:table-cell office:value-type="float" office:value="3704708" calcext:value-type="float">
            <text:p>3704708</text:p>
          </table:table-cell>
          <table:table-cell office:value-type="float" office:value="120829063" calcext:value-type="float">
            <text:p>120829063</text:p>
          </table:table-cell>
          <table:table-cell office:value-type="float" office:value="60232127" calcext:value-type="float">
            <text:p>60232127</text:p>
          </table:table-cell>
          <table:table-cell table:formula="of:=([.Q77]/([.R77]+[.S77]))*100" office:value-type="float" office:value="2.04610827974786" calcext:value-type="float">
            <text:p>2,04610827974786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269490</text:p>
          </table:table-cell>
          <table:table-cell table:number-columns-repeated="4"/>
          <table:table-cell office:value-type="string" calcext:value-type="string">
            <text:p>0.258347</text:p>
          </table:table-cell>
          <table:table-cell table:number-columns-repeated="4"/>
          <table:table-cell office:value-type="string" calcext:value-type="string">
            <text:p>0.247996</text:p>
          </table:table-cell>
          <table:table-cell table:number-columns-repeated="4"/>
          <table:table-cell office:value-type="string" calcext:value-type="string">
            <text:p>0.2550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04899" calcext:value-type="float">
            <text:p>3704899</text:p>
          </table:table-cell>
          <table:table-cell office:value-type="float" office:value="120830502" calcext:value-type="float">
            <text:p>120830502</text:p>
          </table:table-cell>
          <table:table-cell office:value-type="float" office:value="60232127" calcext:value-type="float">
            <text:p>60232127</text:p>
          </table:table-cell>
          <table:table-cell table:formula="of:=([.B80]/([.C80]+[.D80]))*100" office:value-type="float" office:value="2.04619750660972" calcext:value-type="float">
            <text:p>2,04619750660972</text:p>
          </table:table-cell>
          <table:table-cell/>
          <table:table-cell office:value-type="float" office:value="3704840" calcext:value-type="float">
            <text:p>3704840</text:p>
          </table:table-cell>
          <table:table-cell office:value-type="float" office:value="120830840" calcext:value-type="float">
            <text:p>120830840</text:p>
          </table:table-cell>
          <table:table-cell office:value-type="float" office:value="60232127" calcext:value-type="float">
            <text:p>60232127</text:p>
          </table:table-cell>
          <table:table-cell table:formula="of:=([.G80]/([.H80]+[.I80]))*100" office:value-type="float" office:value="2.04616110151338" calcext:value-type="float">
            <text:p>2,04616110151338</text:p>
          </table:table-cell>
          <table:table-cell/>
          <table:table-cell office:value-type="float" office:value="3704654" calcext:value-type="float">
            <text:p>3704654</text:p>
          </table:table-cell>
          <table:table-cell office:value-type="float" office:value="120828695" calcext:value-type="float">
            <text:p>120828695</text:p>
          </table:table-cell>
          <table:table-cell office:value-type="float" office:value="60232127" calcext:value-type="float">
            <text:p>60232127</text:p>
          </table:table-cell>
          <table:table-cell table:formula="of:=([.L80]/([.M80]+[.N80]))*100" office:value-type="float" office:value="2.04608261416156" calcext:value-type="float">
            <text:p>2,04608261416156</text:p>
          </table:table-cell>
          <table:table-cell/>
          <table:table-cell office:value-type="float" office:value="3704726" calcext:value-type="float">
            <text:p>3704726</text:p>
          </table:table-cell>
          <table:table-cell office:value-type="float" office:value="120828579" calcext:value-type="float">
            <text:p>120828579</text:p>
          </table:table-cell>
          <table:table-cell office:value-type="float" office:value="60232127" calcext:value-type="float">
            <text:p>60232127</text:p>
          </table:table-cell>
          <table:table-cell table:formula="of:=([.Q80]/([.R80]+[.S80]))*100" office:value-type="float" office:value="2.04612369069189" calcext:value-type="float">
            <text:p>2,04612369069189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242817</text:p>
          </table:table-cell>
          <table:table-cell table:number-columns-repeated="4"/>
          <table:table-cell office:value-type="string" calcext:value-type="string">
            <text:p>0.250128</text:p>
          </table:table-cell>
          <table:table-cell table:number-columns-repeated="4"/>
          <table:table-cell office:value-type="string" calcext:value-type="string">
            <text:p>0.249843</text:p>
          </table:table-cell>
          <table:table-cell table:number-columns-repeated="4"/>
          <table:table-cell office:value-type="string" calcext:value-type="string">
            <text:p>0.2433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04588" calcext:value-type="float">
            <text:p>3704588</text:p>
          </table:table-cell>
          <table:table-cell office:value-type="float" office:value="120841519" calcext:value-type="float">
            <text:p>120841519</text:p>
          </table:table-cell>
          <table:table-cell office:value-type="float" office:value="60234180" calcext:value-type="float">
            <text:p>60234180</text:p>
          </table:table-cell>
          <table:table-cell table:formula="of:=([.B83]/([.C83]+[.D83]))*100" office:value-type="float" office:value="2.04587806119694" calcext:value-type="float">
            <text:p>2,04587806119694</text:p>
          </table:table-cell>
          <table:table-cell/>
          <table:table-cell office:value-type="float" office:value="3704931" calcext:value-type="float">
            <text:p>3704931</text:p>
          </table:table-cell>
          <table:table-cell office:value-type="float" office:value="120841845" calcext:value-type="float">
            <text:p>120841845</text:p>
          </table:table-cell>
          <table:table-cell office:value-type="float" office:value="60234180" calcext:value-type="float">
            <text:p>60234180</text:p>
          </table:table-cell>
          <table:table-cell table:formula="of:=([.G83]/([.H83]+[.I83]))*100" office:value-type="float" office:value="2.04606380110233" calcext:value-type="float">
            <text:p>2,04606380110233</text:p>
          </table:table-cell>
          <table:table-cell/>
          <table:table-cell office:value-type="float" office:value="3705015" calcext:value-type="float">
            <text:p>3705015</text:p>
          </table:table-cell>
          <table:table-cell office:value-type="float" office:value="120840222" calcext:value-type="float">
            <text:p>120840222</text:p>
          </table:table-cell>
          <table:table-cell office:value-type="float" office:value="60234180" calcext:value-type="float">
            <text:p>60234180</text:p>
          </table:table-cell>
          <table:table-cell table:formula="of:=([.L83]/([.M83]+[.N83]))*100" office:value-type="float" office:value="2.04612853008345" calcext:value-type="float">
            <text:p>2,04612853008345</text:p>
          </table:table-cell>
          <table:table-cell/>
          <table:table-cell office:value-type="float" office:value="3704695" calcext:value-type="float">
            <text:p>3704695</text:p>
          </table:table-cell>
          <table:table-cell office:value-type="float" office:value="120839499" calcext:value-type="float">
            <text:p>120839499</text:p>
          </table:table-cell>
          <table:table-cell office:value-type="float" office:value="60234180" calcext:value-type="float">
            <text:p>60234180</text:p>
          </table:table-cell>
          <table:table-cell table:formula="of:=([.Q83]/([.R83]+[.S83]))*100" office:value-type="float" office:value="2.04595997632544" calcext:value-type="float">
            <text:p>2,04595997632544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254924</text:p>
          </table:table-cell>
          <table:table-cell table:number-columns-repeated="4"/>
          <table:table-cell office:value-type="string" calcext:value-type="string">
            <text:p>0.278653</text:p>
          </table:table-cell>
          <table:table-cell table:number-columns-repeated="4"/>
          <table:table-cell office:value-type="string" calcext:value-type="string">
            <text:p>0.257256</text:p>
          </table:table-cell>
          <table:table-cell table:number-columns-repeated="4"/>
          <table:table-cell office:value-type="string" calcext:value-type="string">
            <text:p>0.2594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04787" calcext:value-type="float">
            <text:p>3704787</text:p>
          </table:table-cell>
          <table:table-cell office:value-type="float" office:value="120863608" calcext:value-type="float">
            <text:p>120863608</text:p>
          </table:table-cell>
          <table:table-cell office:value-type="float" office:value="60238286" calcext:value-type="float">
            <text:p>60238286</text:p>
          </table:table-cell>
          <table:table-cell table:formula="of:=([.B86]/([.C86]+[.D86]))*100" office:value-type="float" office:value="2.04569202351909" calcext:value-type="float">
            <text:p>2,04569202351909</text:p>
          </table:table-cell>
          <table:table-cell/>
          <table:table-cell office:value-type="float" office:value="3704887" calcext:value-type="float">
            <text:p>3704887</text:p>
          </table:table-cell>
          <table:table-cell office:value-type="float" office:value="120863568" calcext:value-type="float">
            <text:p>120863568</text:p>
          </table:table-cell>
          <table:table-cell office:value-type="float" office:value="60238286" calcext:value-type="float">
            <text:p>60238286</text:p>
          </table:table-cell>
          <table:table-cell table:formula="of:=([.G86]/([.H86]+[.I86]))*100" office:value-type="float" office:value="2.04574769289772" calcext:value-type="float">
            <text:p>2,04574769289772</text:p>
          </table:table-cell>
          <table:table-cell/>
          <table:table-cell office:value-type="float" office:value="3704544" calcext:value-type="float">
            <text:p>3704544</text:p>
          </table:table-cell>
          <table:table-cell office:value-type="float" office:value="120861868" calcext:value-type="float">
            <text:p>120861868</text:p>
          </table:table-cell>
          <table:table-cell office:value-type="float" office:value="60238286" calcext:value-type="float">
            <text:p>60238286</text:p>
          </table:table-cell>
          <table:table-cell table:formula="of:=([.L86]/([.M86]+[.N86]))*100" office:value-type="float" office:value="2.04557749851499" calcext:value-type="float">
            <text:p>2,04557749851499</text:p>
          </table:table-cell>
          <table:table-cell/>
          <table:table-cell office:value-type="float" office:value="3704722" calcext:value-type="float">
            <text:p>3704722</text:p>
          </table:table-cell>
          <table:table-cell office:value-type="float" office:value="120862075" calcext:value-type="float">
            <text:p>120862075</text:p>
          </table:table-cell>
          <table:table-cell office:value-type="float" office:value="60238286" calcext:value-type="float">
            <text:p>60238286</text:p>
          </table:table-cell>
          <table:table-cell table:formula="of:=([.Q86]/([.R86]+[.S86]))*100" office:value-type="float" office:value="2.04567344843669" calcext:value-type="float">
            <text:p>2,04567344843669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ize= 128</text:p>
          </table:table-cell>
          <table:table-cell table:style-name="ce3" table:number-columns-repeated="2"/>
          <table:table-cell table:style-name="ce7"/>
          <table:table-cell table:style-name="ce3"/>
          <table:table-cell table:style-name="ce3" office:value-type="string" calcext:value-type="string">
            <text:p>Size= 128</text:p>
          </table:table-cell>
          <table:table-cell table:style-name="ce3" table:number-columns-repeated="2"/>
          <table:table-cell table:style-name="ce7"/>
          <table:table-cell table:style-name="ce3"/>
          <table:table-cell table:style-name="ce3" office:value-type="string" calcext:value-type="string">
            <text:p>Size= 128</text:p>
          </table:table-cell>
          <table:table-cell table:style-name="ce3" table:number-columns-repeated="2"/>
          <table:table-cell table:style-name="ce7"/>
          <table:table-cell table:style-name="ce3"/>
          <table:table-cell table:style-name="ce3" office:value-type="string" calcext:value-type="string">
            <text:p>Size= 128</text:p>
          </table:table-cell>
          <table:table-cell table:style-name="ce3" table:number-columns-repeated="2"/>
          <table:table-cell table:style-name="ce7"/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5.308912</text:p>
          </table:table-cell>
          <table:table-cell table:number-columns-repeated="4"/>
          <table:table-cell office:value-type="string" calcext:value-type="string">
            <text:p>15.418316</text:p>
          </table:table-cell>
          <table:table-cell table:number-columns-repeated="4"/>
          <table:table-cell office:value-type="string" calcext:value-type="string">
            <text:p>14.851990</text:p>
          </table:table-cell>
          <table:table-cell table:number-columns-repeated="4"/>
          <table:table-cell office:value-type="string" calcext:value-type="string">
            <text:p>14.7996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45813" calcext:value-type="float">
            <text:p>3845813</text:p>
          </table:table-cell>
          <table:table-cell office:value-type="float" office:value="170454579" calcext:value-type="float">
            <text:p>170454579</text:p>
          </table:table-cell>
          <table:table-cell office:value-type="float" office:value="74713727" calcext:value-type="float">
            <text:p>74713727</text:p>
          </table:table-cell>
          <table:table-cell table:formula="of:=([.B90]/([.C90]+[.D90]))*100" office:value-type="float" office:value="1.56864199241153" calcext:value-type="float">
            <text:p>1,56864199241153</text:p>
          </table:table-cell>
          <table:table-cell/>
          <table:table-cell office:value-type="float" office:value="3848370" calcext:value-type="float">
            <text:p>3848370</text:p>
          </table:table-cell>
          <table:table-cell office:value-type="float" office:value="170454439" calcext:value-type="float">
            <text:p>170454439</text:p>
          </table:table-cell>
          <table:table-cell office:value-type="float" office:value="74713727" calcext:value-type="float">
            <text:p>74713727</text:p>
          </table:table-cell>
          <table:table-cell table:formula="of:=([.G90]/([.H90]+[.I90]))*100" office:value-type="float" office:value="1.56968584575536" calcext:value-type="float">
            <text:p>1,56968584575536</text:p>
          </table:table-cell>
          <table:table-cell/>
          <table:table-cell office:value-type="float" office:value="3845212" calcext:value-type="float">
            <text:p>3845212</text:p>
          </table:table-cell>
          <table:table-cell office:value-type="float" office:value="170452645" calcext:value-type="float">
            <text:p>170452645</text:p>
          </table:table-cell>
          <table:table-cell office:value-type="float" office:value="74713727" calcext:value-type="float">
            <text:p>74713727</text:p>
          </table:table-cell>
          <table:table-cell table:formula="of:=([.L90]/([.M90]+[.N90]))*100" office:value-type="float" office:value="1.56840922702074" calcext:value-type="float">
            <text:p>1,56840922702074</text:p>
          </table:table-cell>
          <table:table-cell/>
          <table:table-cell office:value-type="float" office:value="3846508" calcext:value-type="float">
            <text:p>3846508</text:p>
          </table:table-cell>
          <table:table-cell office:value-type="float" office:value="170452665" calcext:value-type="float">
            <text:p>170452665</text:p>
          </table:table-cell>
          <table:table-cell office:value-type="float" office:value="74713727" calcext:value-type="float">
            <text:p>74713727</text:p>
          </table:table-cell>
          <table:table-cell table:formula="of:=([.Q90]/([.R90]+[.S90]))*100" office:value-type="float" office:value="1.56893771965286" calcext:value-type="float">
            <text:p>1,56893771965286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5.201929</text:p>
          </table:table-cell>
          <table:table-cell table:number-columns-repeated="4"/>
          <table:table-cell office:value-type="string" calcext:value-type="string">
            <text:p>15.175809</text:p>
          </table:table-cell>
          <table:table-cell table:number-columns-repeated="4"/>
          <table:table-cell office:value-type="string" calcext:value-type="string">
            <text:p>14.676014</text:p>
          </table:table-cell>
          <table:table-cell table:number-columns-repeated="4"/>
          <table:table-cell office:value-type="string" calcext:value-type="string">
            <text:p>14.6572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39888" calcext:value-type="float">
            <text:p>3839888</text:p>
          </table:table-cell>
          <table:table-cell office:value-type="float" office:value="170454091" calcext:value-type="float">
            <text:p>170454091</text:p>
          </table:table-cell>
          <table:table-cell office:value-type="float" office:value="74713727" calcext:value-type="float">
            <text:p>74713727</text:p>
          </table:table-cell>
          <table:table-cell table:formula="of:=([.B93]/([.C93]+[.D93]))*100" office:value-type="float" office:value="1.56622840278327" calcext:value-type="float">
            <text:p>1,56622840278327</text:p>
          </table:table-cell>
          <table:table-cell/>
          <table:table-cell office:value-type="float" office:value="3839985" calcext:value-type="float">
            <text:p>3839985</text:p>
          </table:table-cell>
          <table:table-cell office:value-type="float" office:value="170453921" calcext:value-type="float">
            <text:p>170453921</text:p>
          </table:table-cell>
          <table:table-cell office:value-type="float" office:value="74713727" calcext:value-type="float">
            <text:p>74713727</text:p>
          </table:table-cell>
          <table:table-cell table:formula="of:=([.G93]/([.H93]+[.I93]))*100" office:value-type="float" office:value="1.56626905357431" calcext:value-type="float">
            <text:p>1,56626905357431</text:p>
          </table:table-cell>
          <table:table-cell/>
          <table:table-cell office:value-type="float" office:value="3840033" calcext:value-type="float">
            <text:p>3840033</text:p>
          </table:table-cell>
          <table:table-cell office:value-type="float" office:value="170452056" calcext:value-type="float">
            <text:p>170452056</text:p>
          </table:table-cell>
          <table:table-cell office:value-type="float" office:value="74713727" calcext:value-type="float">
            <text:p>74713727</text:p>
          </table:table-cell>
          <table:table-cell table:formula="of:=([.L93]/([.M93]+[.N93]))*100" office:value-type="float" office:value="1.5663005469242" calcext:value-type="float">
            <text:p>1,5663005469242</text:p>
          </table:table-cell>
          <table:table-cell/>
          <table:table-cell office:value-type="float" office:value="3839846" calcext:value-type="float">
            <text:p>3839846</text:p>
          </table:table-cell>
          <table:table-cell office:value-type="float" office:value="170452477" calcext:value-type="float">
            <text:p>170452477</text:p>
          </table:table-cell>
          <table:table-cell office:value-type="float" office:value="74713727" calcext:value-type="float">
            <text:p>74713727</text:p>
          </table:table-cell>
          <table:table-cell table:formula="of:=([.Q93]/([.R93]+[.S93]))*100" office:value-type="float" office:value="1.56622158248206" calcext:value-type="float">
            <text:p>1,56622158248206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5.523798</text:p>
          </table:table-cell>
          <table:table-cell table:number-columns-repeated="4"/>
          <table:table-cell office:value-type="string" calcext:value-type="string">
            <text:p>15.585830</text:p>
          </table:table-cell>
          <table:table-cell table:number-columns-repeated="4"/>
          <table:table-cell office:value-type="string" calcext:value-type="string">
            <text:p>15.148866</text:p>
          </table:table-cell>
          <table:table-cell table:number-columns-repeated="4"/>
          <table:table-cell office:value-type="string" calcext:value-type="string">
            <text:p>15.0133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89012" calcext:value-type="float">
            <text:p>3989012</text:p>
          </table:table-cell>
          <table:table-cell office:value-type="float" office:value="170454407" calcext:value-type="float">
            <text:p>170454407</text:p>
          </table:table-cell>
          <table:table-cell office:value-type="float" office:value="74713727" calcext:value-type="float">
            <text:p>74713727</text:p>
          </table:table-cell>
          <table:table-cell table:formula="of:=([.B96]/([.C96]+[.D96]))*100" office:value-type="float" office:value="1.62705158085512" calcext:value-type="float">
            <text:p>1,62705158085512</text:p>
          </table:table-cell>
          <table:table-cell/>
          <table:table-cell office:value-type="float" office:value="3994989" calcext:value-type="float">
            <text:p>3994989</text:p>
          </table:table-cell>
          <table:table-cell office:value-type="float" office:value="170454128" calcext:value-type="float">
            <text:p>170454128</text:p>
          </table:table-cell>
          <table:table-cell office:value-type="float" office:value="74713727" calcext:value-type="float">
            <text:p>74713727</text:p>
          </table:table-cell>
          <table:table-cell table:formula="of:=([.G96]/([.H96]+[.I96]))*100" office:value-type="float" office:value="1.629491353995" calcext:value-type="float">
            <text:p>1,629491353995</text:p>
          </table:table-cell>
          <table:table-cell/>
          <table:table-cell office:value-type="float" office:value="3990547" calcext:value-type="float">
            <text:p>3990547</text:p>
          </table:table-cell>
          <table:table-cell office:value-type="float" office:value="170452918" calcext:value-type="float">
            <text:p>170452918</text:p>
          </table:table-cell>
          <table:table-cell office:value-type="float" office:value="74713727" calcext:value-type="float">
            <text:p>74713727</text:p>
          </table:table-cell>
          <table:table-cell table:formula="of:=([.L96]/([.M96]+[.N96]))*100" office:value-type="float" office:value="1.62768756736872" calcext:value-type="float">
            <text:p>1,62768756736872</text:p>
          </table:table-cell>
          <table:table-cell/>
          <table:table-cell office:value-type="float" office:value="3970858" calcext:value-type="float">
            <text:p>3970858</text:p>
          </table:table-cell>
          <table:table-cell office:value-type="float" office:value="170453011" calcext:value-type="float">
            <text:p>170453011</text:p>
          </table:table-cell>
          <table:table-cell office:value-type="float" office:value="74713727" calcext:value-type="float">
            <text:p>74713727</text:p>
          </table:table-cell>
          <table:table-cell table:formula="of:=([.Q96]/([.R96]+[.S96]))*100" office:value-type="float" office:value="1.6196560889104" calcext:value-type="float">
            <text:p>1,6196560889104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5.238307</text:p>
          </table:table-cell>
          <table:table-cell table:number-columns-repeated="4"/>
          <table:table-cell office:value-type="string" calcext:value-type="string">
            <text:p>15.263854</text:p>
          </table:table-cell>
          <table:table-cell table:number-columns-repeated="4"/>
          <table:table-cell office:value-type="string" calcext:value-type="string">
            <text:p>14.731082</text:p>
          </table:table-cell>
          <table:table-cell table:number-columns-repeated="4"/>
          <table:table-cell office:value-type="string" calcext:value-type="string">
            <text:p>14.8630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41171" calcext:value-type="float">
            <text:p>3841171</text:p>
          </table:table-cell>
          <table:table-cell office:value-type="float" office:value="170633585" calcext:value-type="float">
            <text:p>170633585</text:p>
          </table:table-cell>
          <table:table-cell office:value-type="float" office:value="74746500" calcext:value-type="float">
            <text:p>74746500</text:p>
          </table:table-cell>
          <table:table-cell table:formula="of:=([.B99]/([.C99]+[.D99]))*100" office:value-type="float" office:value="1.5653963931099" calcext:value-type="float">
            <text:p>1,5653963931099</text:p>
          </table:table-cell>
          <table:table-cell/>
          <table:table-cell office:value-type="float" office:value="3840930" calcext:value-type="float">
            <text:p>3840930</text:p>
          </table:table-cell>
          <table:table-cell office:value-type="float" office:value="170633835" calcext:value-type="float">
            <text:p>170633835</text:p>
          </table:table-cell>
          <table:table-cell office:value-type="float" office:value="74746500" calcext:value-type="float">
            <text:p>74746500</text:p>
          </table:table-cell>
          <table:table-cell table:formula="of:=([.G99]/([.H99]+[.I99]))*100" office:value-type="float" office:value="1.56529658336313" calcext:value-type="float">
            <text:p>1,56529658336313</text:p>
          </table:table-cell>
          <table:table-cell/>
          <table:table-cell office:value-type="float" office:value="3840781" calcext:value-type="float">
            <text:p>3840781</text:p>
          </table:table-cell>
          <table:table-cell office:value-type="float" office:value="170632196" calcext:value-type="float">
            <text:p>170632196</text:p>
          </table:table-cell>
          <table:table-cell office:value-type="float" office:value="74746500" calcext:value-type="float">
            <text:p>74746500</text:p>
          </table:table-cell>
          <table:table-cell table:formula="of:=([.L99]/([.M99]+[.N99]))*100" office:value-type="float" office:value="1.56524631624907" calcext:value-type="float">
            <text:p>1,56524631624907</text:p>
          </table:table-cell>
          <table:table-cell/>
          <table:table-cell office:value-type="float" office:value="3840842" calcext:value-type="float">
            <text:p>3840842</text:p>
          </table:table-cell>
          <table:table-cell office:value-type="float" office:value="170632210" calcext:value-type="float">
            <text:p>170632210</text:p>
          </table:table-cell>
          <table:table-cell office:value-type="float" office:value="74746500" calcext:value-type="float">
            <text:p>74746500</text:p>
          </table:table-cell>
          <table:table-cell table:formula="of:=([.Q99]/([.R99]+[.S99]))*100" office:value-type="float" office:value="1.5652710864769" calcext:value-type="float">
            <text:p>1,5652710864769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5.419048</text:p>
          </table:table-cell>
          <table:table-cell table:number-columns-repeated="4"/>
          <table:table-cell office:value-type="string" calcext:value-type="string">
            <text:p>15.273488</text:p>
          </table:table-cell>
          <table:table-cell table:number-columns-repeated="4"/>
          <table:table-cell office:value-type="string" calcext:value-type="string">
            <text:p>14.814679</text:p>
          </table:table-cell>
          <table:table-cell table:number-columns-repeated="4"/>
          <table:table-cell office:value-type="string" calcext:value-type="string">
            <text:p>14.8105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43892" calcext:value-type="float">
            <text:p>3843892</text:p>
          </table:table-cell>
          <table:table-cell office:value-type="float" office:value="170992417" calcext:value-type="float">
            <text:p>170992417</text:p>
          </table:table-cell>
          <table:table-cell office:value-type="float" office:value="74812046" calcext:value-type="float">
            <text:p>74812046</text:p>
          </table:table-cell>
          <table:table-cell table:formula="of:=([.B102]/([.C102]+[.D102]))*100" office:value-type="float" office:value="1.56380073538372" calcext:value-type="float">
            <text:p>1,56380073538372</text:p>
          </table:table-cell>
          <table:table-cell/>
          <table:table-cell office:value-type="float" office:value="3843591" calcext:value-type="float">
            <text:p>3843591</text:p>
          </table:table-cell>
          <table:table-cell office:value-type="float" office:value="170992711" calcext:value-type="float">
            <text:p>170992711</text:p>
          </table:table-cell>
          <table:table-cell office:value-type="float" office:value="74812046" calcext:value-type="float">
            <text:p>74812046</text:p>
          </table:table-cell>
          <table:table-cell table:formula="of:=([.G102]/([.H102]+[.I102]))*100" office:value-type="float" office:value="1.56367641005418" calcext:value-type="float">
            <text:p>1,56367641005418</text:p>
          </table:table-cell>
          <table:table-cell/>
          <table:table-cell office:value-type="float" office:value="3843518" calcext:value-type="float">
            <text:p>3843518</text:p>
          </table:table-cell>
          <table:table-cell office:value-type="float" office:value="170991026" calcext:value-type="float">
            <text:p>170991026</text:p>
          </table:table-cell>
          <table:table-cell office:value-type="float" office:value="74812046" calcext:value-type="float">
            <text:p>74812046</text:p>
          </table:table-cell>
          <table:table-cell table:formula="of:=([.L102]/([.M102]+[.N102]))*100" office:value-type="float" office:value="1.56365743061177" calcext:value-type="float">
            <text:p>1,56365743061177</text:p>
          </table:table-cell>
          <table:table-cell/>
          <table:table-cell office:value-type="float" office:value="3843624" calcext:value-type="float">
            <text:p>3843624</text:p>
          </table:table-cell>
          <table:table-cell office:value-type="float" office:value="170990801" calcext:value-type="float">
            <text:p>170990801</text:p>
          </table:table-cell>
          <table:table-cell office:value-type="float" office:value="74812046" calcext:value-type="float">
            <text:p>74812046</text:p>
          </table:table-cell>
          <table:table-cell table:formula="of:=([.Q102]/([.R102]+[.S102]))*100" office:value-type="float" office:value="1.56370198592533" calcext:value-type="float">
            <text:p>1,56370198592533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ize= 1024</text:p>
          </table:table-cell>
          <table:table-cell table:style-name="ce3" table:number-columns-repeated="2"/>
          <table:table-cell table:style-name="ce7"/>
          <table:table-cell table:style-name="ce3"/>
          <table:table-cell table:style-name="ce3" office:value-type="string" calcext:value-type="string">
            <text:p>Size= 1024</text:p>
          </table:table-cell>
          <table:table-cell table:style-name="ce3" table:number-columns-repeated="2"/>
          <table:table-cell table:style-name="ce7"/>
          <table:table-cell table:style-name="ce3"/>
          <table:table-cell table:style-name="ce3" office:value-type="string" calcext:value-type="string">
            <text:p>Size= 1024</text:p>
          </table:table-cell>
          <table:table-cell table:style-name="ce3" table:number-columns-repeated="2"/>
          <table:table-cell table:style-name="ce7"/>
          <table:table-cell table:style-name="ce3"/>
          <table:table-cell table:style-name="ce3" office:value-type="string" calcext:value-type="string">
            <text:p>Size= 1024</text:p>
          </table:table-cell>
          <table:table-cell table:style-name="ce3" table:number-columns-repeated="2"/>
          <table:table-cell table:style-name="ce7"/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9703.941366</text:p>
          </table:table-cell>
          <table:table-cell table:number-columns-repeated="4"/>
          <table:table-cell office:value-type="string" calcext:value-type="string">
            <text:p>9731.691058</text:p>
          </table:table-cell>
          <table:table-cell table:number-columns-repeated="4"/>
          <table:table-cell office:value-type="string" calcext:value-type="string">
            <text:p>9390.591112</text:p>
          </table:table-cell>
          <table:table-cell table:number-columns-repeated="4"/>
          <table:table-cell office:value-type="string" calcext:value-type="string">
            <text:p>9385.2647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14322728" calcext:value-type="float">
            <text:p>1414322728</text:p>
          </table:table-cell>
          <table:table-cell office:value-type="float" office:value="25896178722" calcext:value-type="float">
            <text:p>25896178722</text:p>
          </table:table-cell>
          <table:table-cell office:value-type="float" office:value="7578292607" calcext:value-type="float">
            <text:p>7578292607</text:p>
          </table:table-cell>
          <table:table-cell table:formula="of:=([.B106]/([.C106]+[.D106]))*100" office:value-type="float" office:value="4.22507861020266" calcext:value-type="float">
            <text:p>4,22507861020266</text:p>
          </table:table-cell>
          <table:table-cell/>
          <table:table-cell office:value-type="float" office:value="1416551127" calcext:value-type="float">
            <text:p>1416551127</text:p>
          </table:table-cell>
          <table:table-cell office:value-type="float" office:value="25896175086" calcext:value-type="float">
            <text:p>25896175086</text:p>
          </table:table-cell>
          <table:table-cell office:value-type="float" office:value="7578292607" calcext:value-type="float">
            <text:p>7578292607</text:p>
          </table:table-cell>
          <table:table-cell table:formula="of:=([.G106]/([.H106]+[.I106]))*100" office:value-type="float" office:value="4.23173608014153" calcext:value-type="float">
            <text:p>4,23173608014153</text:p>
          </table:table-cell>
          <table:table-cell/>
          <table:table-cell office:value-type="float" office:value="1416938154" calcext:value-type="float">
            <text:p>1416938154</text:p>
          </table:table-cell>
          <table:table-cell office:value-type="float" office:value="25896026955" calcext:value-type="float">
            <text:p>25896026955</text:p>
          </table:table-cell>
          <table:table-cell office:value-type="float" office:value="7578292607" calcext:value-type="float">
            <text:p>7578292607</text:p>
          </table:table-cell>
          <table:table-cell table:formula="of:=([.L106]/([.M106]+[.N106]))*100" office:value-type="float" office:value="4.23291099726641" calcext:value-type="float">
            <text:p>4,23291099726641</text:p>
          </table:table-cell>
          <table:table-cell/>
          <table:table-cell office:value-type="float" office:value="1416921637" calcext:value-type="float">
            <text:p>1416921637</text:p>
          </table:table-cell>
          <table:table-cell office:value-type="float" office:value="25896018256" calcext:value-type="float">
            <text:p>25896018256</text:p>
          </table:table-cell>
          <table:table-cell office:value-type="float" office:value="7578292607" calcext:value-type="float">
            <text:p>7578292607</text:p>
          </table:table-cell>
          <table:table-cell table:formula="of:=([.Q106]/([.R106]+[.S106]))*100" office:value-type="float" office:value="4.23286275496162" calcext:value-type="float">
            <text:p>4,2328627549616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713.104534</text:p>
          </table:table-cell>
          <table:table-cell table:number-columns-repeated="4"/>
          <table:table-cell office:value-type="string" calcext:value-type="string">
            <text:p>7727.266836</text:p>
          </table:table-cell>
          <table:table-cell table:number-columns-repeated="4"/>
          <table:table-cell office:value-type="string" calcext:value-type="string">
            <text:p>7442.925709</text:p>
          </table:table-cell>
          <table:table-cell table:number-columns-repeated="4"/>
          <table:table-cell office:value-type="string" calcext:value-type="string">
            <text:p>7448.4249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598801" calcext:value-type="float">
            <text:p>71598801</text:p>
          </table:table-cell>
          <table:table-cell office:value-type="float" office:value="25895699043" calcext:value-type="float">
            <text:p>25895699043</text:p>
          </table:table-cell>
          <table:table-cell office:value-type="float" office:value="7578292607" calcext:value-type="float">
            <text:p>7578292607</text:p>
          </table:table-cell>
          <table:table-cell table:formula="of:=([.B109]/([.C109]+[.D109]))*100" office:value-type="float" office:value="0.21389382464042" calcext:value-type="float">
            <text:p>0,21389382464042</text:p>
          </table:table-cell>
          <table:table-cell/>
          <table:table-cell office:value-type="float" office:value="71605846" calcext:value-type="float">
            <text:p>71605846</text:p>
          </table:table-cell>
          <table:table-cell office:value-type="float" office:value="25895721552" calcext:value-type="float">
            <text:p>25895721552</text:p>
          </table:table-cell>
          <table:table-cell office:value-type="float" office:value="7578292607" calcext:value-type="float">
            <text:p>7578292607</text:p>
          </table:table-cell>
          <table:table-cell table:formula="of:=([.G109]/([.H109]+[.I109]))*100" office:value-type="float" office:value="0.213914726987554" calcext:value-type="float">
            <text:p>0,213914726987554</text:p>
          </table:table-cell>
          <table:table-cell/>
          <table:table-cell office:value-type="float" office:value="71595948" calcext:value-type="float">
            <text:p>71595948</text:p>
          </table:table-cell>
          <table:table-cell office:value-type="float" office:value="25895631228" calcext:value-type="float">
            <text:p>25895631228</text:p>
          </table:table-cell>
          <table:table-cell office:value-type="float" office:value="7578292607" calcext:value-type="float">
            <text:p>7578292607</text:p>
          </table:table-cell>
          <table:table-cell table:formula="of:=([.L109]/([.M109]+[.N109]))*100" office:value-type="float" office:value="0.213885734916861" calcext:value-type="float">
            <text:p>0,213885734916861</text:p>
          </table:table-cell>
          <table:table-cell/>
          <table:table-cell office:value-type="float" office:value="71598892" calcext:value-type="float">
            <text:p>71598892</text:p>
          </table:table-cell>
          <table:table-cell office:value-type="float" office:value="25895612276" calcext:value-type="float">
            <text:p>25895612276</text:p>
          </table:table-cell>
          <table:table-cell office:value-type="float" office:value="7578292607" calcext:value-type="float">
            <text:p>7578292607</text:p>
          </table:table-cell>
          <table:table-cell table:formula="of:=([.Q109]/([.R109]+[.S109]))*100" office:value-type="float" office:value="0.213894650923628" calcext:value-type="float">
            <text:p>0,213894650923628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6425.653031</text:p>
          </table:table-cell>
          <table:table-cell table:number-columns-repeated="4"/>
          <table:table-cell office:value-type="string" calcext:value-type="string">
            <text:p>16347.540900</text:p>
          </table:table-cell>
          <table:table-cell table:number-columns-repeated="4"/>
          <table:table-cell office:value-type="string" calcext:value-type="string">
            <text:p>15758.252897</text:p>
          </table:table-cell>
          <table:table-cell table:number-columns-repeated="4"/>
          <table:table-cell office:value-type="string" calcext:value-type="string">
            <text:p>15712.1918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04770656" calcext:value-type="float">
            <text:p>2704770656</text:p>
          </table:table-cell>
          <table:table-cell office:value-type="float" office:value="25896862785" calcext:value-type="float">
            <text:p>25896862785</text:p>
          </table:table-cell>
          <table:table-cell office:value-type="float" office:value="7578292607" calcext:value-type="float">
            <text:p>7578292607</text:p>
          </table:table-cell>
          <table:table-cell table:formula="of:=([.B112]/([.C112]+[.D112]))*100" office:value-type="float" office:value="8.07993457932206" calcext:value-type="float">
            <text:p>8,07993457932206</text:p>
          </table:table-cell>
          <table:table-cell/>
          <table:table-cell office:value-type="float" office:value="2704132411" calcext:value-type="float">
            <text:p>2704132411</text:p>
          </table:table-cell>
          <table:table-cell office:value-type="float" office:value="25896894814" calcext:value-type="float">
            <text:p>25896894814</text:p>
          </table:table-cell>
          <table:table-cell office:value-type="float" office:value="7578292607" calcext:value-type="float">
            <text:p>7578292607</text:p>
          </table:table-cell>
          <table:table-cell table:formula="of:=([.G112]/([.H112]+[.I112]))*100" office:value-type="float" office:value="8.07802022731504" calcext:value-type="float">
            <text:p>8,07802022731504</text:p>
          </table:table-cell>
          <table:table-cell/>
          <table:table-cell office:value-type="float" office:value="2703971942" calcext:value-type="float">
            <text:p>2703971942</text:p>
          </table:table-cell>
          <table:table-cell office:value-type="float" office:value="25896660624" calcext:value-type="float">
            <text:p>25896660624</text:p>
          </table:table-cell>
          <table:table-cell office:value-type="float" office:value="7578292607" calcext:value-type="float">
            <text:p>7578292607</text:p>
          </table:table-cell>
          <table:table-cell table:formula="of:=([.L112]/([.M112]+[.N112]))*100" office:value-type="float" office:value="8.07759737060945" calcext:value-type="float">
            <text:p>8,07759737060945</text:p>
          </table:table-cell>
          <table:table-cell/>
          <table:table-cell office:value-type="float" office:value="2705278741" calcext:value-type="float">
            <text:p>2705278741</text:p>
          </table:table-cell>
          <table:table-cell office:value-type="float" office:value="25896535680" calcext:value-type="float">
            <text:p>25896535680</text:p>
          </table:table-cell>
          <table:table-cell office:value-type="float" office:value="7578292607" calcext:value-type="float">
            <text:p>7578292607</text:p>
          </table:table-cell>
          <table:table-cell table:formula="of:=([.Q112]/([.R112]+[.S112]))*100" office:value-type="float" office:value="8.08153134589969" calcext:value-type="float">
            <text:p>8,08153134589969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720.800934</text:p>
          </table:table-cell>
          <table:table-cell table:number-columns-repeated="4"/>
          <table:table-cell office:value-type="string" calcext:value-type="string">
            <text:p>7745.738064</text:p>
          </table:table-cell>
          <table:table-cell table:number-columns-repeated="4"/>
          <table:table-cell office:value-type="string" calcext:value-type="string">
            <text:p>7455.873713</text:p>
          </table:table-cell>
          <table:table-cell table:number-columns-repeated="4"/>
          <table:table-cell office:value-type="string" calcext:value-type="string">
            <text:p>7454.9376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189917" calcext:value-type="float">
            <text:p>72189917</text:p>
          </table:table-cell>
          <table:table-cell office:value-type="float" office:value="25907230333" calcext:value-type="float">
            <text:p>25907230333</text:p>
          </table:table-cell>
          <table:table-cell office:value-type="float" office:value="7580389764" calcext:value-type="float">
            <text:p>7580389764</text:p>
          </table:table-cell>
          <table:table-cell table:formula="of:=([.B115]/([.C115]+[.D115]))*100" office:value-type="float" office:value="0.21557195402628" calcext:value-type="float">
            <text:p>0,21557195402628</text:p>
          </table:table-cell>
          <table:table-cell/>
          <table:table-cell office:value-type="float" office:value="72189975" calcext:value-type="float">
            <text:p>72189975</text:p>
          </table:table-cell>
          <table:table-cell office:value-type="float" office:value="25907261516" calcext:value-type="float">
            <text:p>25907261516</text:p>
          </table:table-cell>
          <table:table-cell office:value-type="float" office:value="7580389764" calcext:value-type="float">
            <text:p>7580389764</text:p>
          </table:table-cell>
          <table:table-cell table:formula="of:=([.G115]/([.H115]+[.I115]))*100" office:value-type="float" office:value="0.21557192648836" calcext:value-type="float">
            <text:p>0,21557192648836</text:p>
          </table:table-cell>
          <table:table-cell/>
          <table:table-cell office:value-type="float" office:value="72183792" calcext:value-type="float">
            <text:p>72183792</text:p>
          </table:table-cell>
          <table:table-cell office:value-type="float" office:value="25907147252" calcext:value-type="float">
            <text:p>25907147252</text:p>
          </table:table-cell>
          <table:table-cell office:value-type="float" office:value="7580389764" calcext:value-type="float">
            <text:p>7580389764</text:p>
          </table:table-cell>
          <table:table-cell table:formula="of:=([.L115]/([.M115]+[.N115]))*100" office:value-type="float" office:value="0.21555419846348" calcext:value-type="float">
            <text:p>0,21555419846348</text:p>
          </table:table-cell>
          <table:table-cell/>
          <table:table-cell office:value-type="float" office:value="72179847" calcext:value-type="float">
            <text:p>72179847</text:p>
          </table:table-cell>
          <table:table-cell office:value-type="float" office:value="25907175582" calcext:value-type="float">
            <text:p>25907175582</text:p>
          </table:table-cell>
          <table:table-cell office:value-type="float" office:value="7580389764" calcext:value-type="float">
            <text:p>7580389764</text:p>
          </table:table-cell>
          <table:table-cell table:formula="of:=([.Q115]/([.R115]+[.S115]))*100" office:value-type="float" office:value="0.21554223561559" calcext:value-type="float">
            <text:p>0,21554223561559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733.327197</text:p>
          </table:table-cell>
          <table:table-cell table:number-columns-repeated="4"/>
          <table:table-cell office:value-type="string" calcext:value-type="string">
            <text:p>7755.901903</text:p>
          </table:table-cell>
          <table:table-cell table:number-columns-repeated="4"/>
          <table:table-cell office:value-type="string" calcext:value-type="string">
            <text:p>7458.662166</text:p>
          </table:table-cell>
          <table:table-cell table:number-columns-repeated="4"/>
          <table:table-cell office:value-type="string" calcext:value-type="string">
            <text:p>7462.7130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349004" calcext:value-type="float">
            <text:p>73349004</text:p>
          </table:table-cell>
          <table:table-cell office:value-type="float" office:value="25930277084" calcext:value-type="float">
            <text:p>25930277084</text:p>
          </table:table-cell>
          <table:table-cell office:value-type="float" office:value="7584584078" calcext:value-type="float">
            <text:p>7584584078</text:p>
          </table:table-cell>
          <table:table-cell table:formula="of:=([.B118]/([.C118]+[.D118]))*100" office:value-type="float" office:value="0.218855162924455" calcext:value-type="float">
            <text:p>0,218855162924455</text:p>
          </table:table-cell>
          <table:table-cell/>
          <table:table-cell office:value-type="float" office:value="73356383" calcext:value-type="float">
            <text:p>73356383</text:p>
          </table:table-cell>
          <table:table-cell office:value-type="float" office:value="25930307240" calcext:value-type="float">
            <text:p>25930307240</text:p>
          </table:table-cell>
          <table:table-cell office:value-type="float" office:value="7584584078" calcext:value-type="float">
            <text:p>7584584078</text:p>
          </table:table-cell>
          <table:table-cell table:formula="of:=([.G118]/([.H118]+[.I118]))*100" office:value-type="float" office:value="0.218876983081852" calcext:value-type="float">
            <text:p>0,218876983081852</text:p>
          </table:table-cell>
          <table:table-cell/>
          <table:table-cell office:value-type="float" office:value="73346563" calcext:value-type="float">
            <text:p>73346563</text:p>
          </table:table-cell>
          <table:table-cell office:value-type="float" office:value="25930197152" calcext:value-type="float">
            <text:p>25930197152</text:p>
          </table:table-cell>
          <table:table-cell office:value-type="float" office:value="7584584078" calcext:value-type="float">
            <text:p>7584584078</text:p>
          </table:table-cell>
          <table:table-cell table:formula="of:=([.L118]/([.M118]+[.N118]))*100" office:value-type="float" office:value="0.218848401535575" calcext:value-type="float">
            <text:p>0,218848401535575</text:p>
          </table:table-cell>
          <table:table-cell/>
          <table:table-cell office:value-type="float" office:value="73360499" calcext:value-type="float">
            <text:p>73360499</text:p>
          </table:table-cell>
          <table:table-cell office:value-type="float" office:value="25930204032" calcext:value-type="float">
            <text:p>25930204032</text:p>
          </table:table-cell>
          <table:table-cell office:value-type="float" office:value="7584584078" calcext:value-type="float">
            <text:p>7584584078</text:p>
          </table:table-cell>
          <table:table-cell table:formula="of:=([.Q118]/([.R118]+[.S118]))*100" office:value-type="float" office:value="0.218889938254185" calcext:value-type="float">
            <text:p>0,218889938254185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ize= 2048</text:p>
          </table:table-cell>
          <table:table-cell table:style-name="ce3" table:number-columns-repeated="2"/>
          <table:table-cell table:style-name="ce7"/>
          <table:table-cell table:style-name="ce3"/>
          <table:table-cell table:style-name="ce3" office:value-type="string" calcext:value-type="string">
            <text:p>Size= 2048</text:p>
          </table:table-cell>
          <table:table-cell table:style-name="ce3" table:number-columns-repeated="2"/>
          <table:table-cell table:style-name="ce7"/>
          <table:table-cell table:style-name="ce3"/>
          <table:table-cell table:style-name="ce3" office:value-type="string" calcext:value-type="string">
            <text:p>Size= 2048</text:p>
          </table:table-cell>
          <table:table-cell table:style-name="ce3" table:number-columns-repeated="2"/>
          <table:table-cell table:style-name="ce7"/>
          <table:table-cell table:style-name="ce3"/>
          <table:table-cell table:style-name="ce3" office:value-type="string" calcext:value-type="string">
            <text:p>Size= 2048</text:p>
          </table:table-cell>
          <table:table-cell table:style-name="ce3" table:number-columns-repeated="2"/>
          <table:table-cell table:style-name="ce7"/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80207.092436</text:p>
          </table:table-cell>
          <table:table-cell table:number-columns-repeated="4"/>
          <table:table-cell office:value-type="string" calcext:value-type="string">
            <text:p>83378.026309</text:p>
          </table:table-cell>
          <table:table-cell table:number-columns-repeated="4"/>
          <table:table-cell office:value-type="string" calcext:value-type="string">
            <text:p>79007.522282</text:p>
          </table:table-cell>
          <table:table-cell table:number-columns-repeated="4"/>
          <table:table-cell office:value-type="string" calcext:value-type="string">
            <text:p>76684.2434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394059624" calcext:value-type="float">
            <text:p>12394059624</text:p>
          </table:table-cell>
          <table:table-cell office:value-type="float" office:value="206308009950" calcext:value-type="float">
            <text:p>206308009950</text:p>
          </table:table-cell>
          <table:table-cell office:value-type="float" office:value="60197935487" calcext:value-type="float">
            <text:p>60197935487</text:p>
          </table:table-cell>
          <table:table-cell table:formula="of:=([.B122]/([.C122]+[.D122]))*100" office:value-type="float" office:value="4.65057528216753" calcext:value-type="float">
            <text:p>4,65057528216753</text:p>
          </table:table-cell>
          <table:table-cell/>
          <table:table-cell office:value-type="float" office:value="12391468387" calcext:value-type="float">
            <text:p>12391468387</text:p>
          </table:table-cell>
          <table:table-cell office:value-type="float" office:value="206308535963" calcext:value-type="float">
            <text:p>206308535963</text:p>
          </table:table-cell>
          <table:table-cell office:value-type="float" office:value="60197935487" calcext:value-type="float">
            <text:p>60197935487</text:p>
          </table:table-cell>
          <table:table-cell table:formula="of:=([.G122]/([.H122]+[.I122]))*100" office:value-type="float" office:value="4.64959380520139" calcext:value-type="float">
            <text:p>4,64959380520139</text:p>
          </table:table-cell>
          <table:table-cell/>
          <table:table-cell office:value-type="float" office:value="12392806055" calcext:value-type="float">
            <text:p>12392806055</text:p>
          </table:table-cell>
          <table:table-cell office:value-type="float" office:value="206307534870" calcext:value-type="float">
            <text:p>206307534870</text:p>
          </table:table-cell>
          <table:table-cell office:value-type="float" office:value="60197935487" calcext:value-type="float">
            <text:p>60197935487</text:p>
          </table:table-cell>
          <table:table-cell table:formula="of:=([.L122]/([.M122]+[.N122]))*100" office:value-type="float" office:value="4.65011319970247" calcext:value-type="float">
            <text:p>4,65011319970247</text:p>
          </table:table-cell>
          <table:table-cell/>
          <table:table-cell office:value-type="float" office:value="12388508810" calcext:value-type="float">
            <text:p>12388508810</text:p>
          </table:table-cell>
          <table:table-cell office:value-type="float" office:value="206307152003" calcext:value-type="float">
            <text:p>206307152003</text:p>
          </table:table-cell>
          <table:table-cell office:value-type="float" office:value="60197935487" calcext:value-type="float">
            <text:p>60197935487</text:p>
          </table:table-cell>
          <table:table-cell table:formula="of:=([.Q122]/([.R122]+[.S122]))*100" office:value-type="float" office:value="4.64850743626605" calcext:value-type="float">
            <text:p>4,64850743626605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9627.687468</text:p>
          </table:table-cell>
          <table:table-cell table:number-columns-repeated="4"/>
          <table:table-cell office:value-type="string" calcext:value-type="string">
            <text:p>59545.385382</text:p>
          </table:table-cell>
          <table:table-cell table:number-columns-repeated="4"/>
          <table:table-cell office:value-type="string" calcext:value-type="string">
            <text:p>59536.513071</text:p>
          </table:table-cell>
          <table:table-cell table:number-columns-repeated="4"/>
          <table:table-cell office:value-type="string" calcext:value-type="string">
            <text:p>61683.2165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7793379" calcext:value-type="float">
            <text:p>547793379</text:p>
          </table:table-cell>
          <table:table-cell office:value-type="float" office:value="206304210607" calcext:value-type="float">
            <text:p>206304210607</text:p>
          </table:table-cell>
          <table:table-cell office:value-type="float" office:value="60197935487" calcext:value-type="float">
            <text:p>60197935487</text:p>
          </table:table-cell>
          <table:table-cell table:formula="of:=([.B125]/([.C125]+[.D125]))*100" office:value-type="float" office:value="0.205549331226317" calcext:value-type="float">
            <text:p>0,205549331226317</text:p>
          </table:table-cell>
          <table:table-cell/>
          <table:table-cell office:value-type="float" office:value="547760836" calcext:value-type="float">
            <text:p>547760836</text:p>
          </table:table-cell>
          <table:table-cell office:value-type="float" office:value="206304068238" calcext:value-type="float">
            <text:p>206304068238</text:p>
          </table:table-cell>
          <table:table-cell office:value-type="float" office:value="60197935487" calcext:value-type="float">
            <text:p>60197935487</text:p>
          </table:table-cell>
          <table:table-cell table:formula="of:=([.G125]/([.H125]+[.I125]))*100" office:value-type="float" office:value="0.205537229868345" calcext:value-type="float">
            <text:p>0,205537229868345</text:p>
          </table:table-cell>
          <table:table-cell/>
          <table:table-cell office:value-type="float" office:value="547806205" calcext:value-type="float">
            <text:p>547806205</text:p>
          </table:table-cell>
          <table:table-cell office:value-type="float" office:value="206304389307" calcext:value-type="float">
            <text:p>206304389307</text:p>
          </table:table-cell>
          <table:table-cell office:value-type="float" office:value="60197935487" calcext:value-type="float">
            <text:p>60197935487</text:p>
          </table:table-cell>
          <table:table-cell table:formula="of:=([.L125]/([.M125]+[.N125]))*100" office:value-type="float" office:value="0.205554006113621" calcext:value-type="float">
            <text:p>0,205554006113621</text:p>
          </table:table-cell>
          <table:table-cell/>
          <table:table-cell office:value-type="float" office:value="547911484" calcext:value-type="float">
            <text:p>547911484</text:p>
          </table:table-cell>
          <table:table-cell office:value-type="float" office:value="206305018486" calcext:value-type="float">
            <text:p>206305018486</text:p>
          </table:table-cell>
          <table:table-cell office:value-type="float" office:value="60197935487" calcext:value-type="float">
            <text:p>60197935487</text:p>
          </table:table-cell>
          <table:table-cell table:formula="of:=([.Q125]/([.R125]+[.S125]))*100" office:value-type="float" office:value="0.205593024704525" calcext:value-type="float">
            <text:p>0,205593024704525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71716.311368</text:p>
          </table:table-cell>
          <table:table-cell table:number-columns-repeated="4"/>
          <table:table-cell office:value-type="string" calcext:value-type="string">
            <text:p>168322.301448</text:p>
          </table:table-cell>
          <table:table-cell table:number-columns-repeated="4"/>
          <table:table-cell office:value-type="string" calcext:value-type="string">
            <text:p>170173.780462</text:p>
          </table:table-cell>
          <table:table-cell table:number-columns-repeated="4"/>
          <table:table-cell office:value-type="string" calcext:value-type="string">
            <text:p>174215.7345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233590247" calcext:value-type="float">
            <text:p>23233590247</text:p>
          </table:table-cell>
          <table:table-cell office:value-type="float" office:value="206318111192" calcext:value-type="float">
            <text:p>206318111192</text:p>
          </table:table-cell>
          <table:table-cell office:value-type="float" office:value="60197935487" calcext:value-type="float">
            <text:p>60197935487</text:p>
          </table:table-cell>
          <table:table-cell table:formula="of:=([.B128]/([.C128]+[.D128]))*100" office:value-type="float" office:value="8.71752021557758" calcext:value-type="float">
            <text:p>8,71752021557758</text:p>
          </table:table-cell>
          <table:table-cell/>
          <table:table-cell office:value-type="float" office:value="23339242785" calcext:value-type="float">
            <text:p>23339242785</text:p>
          </table:table-cell>
          <table:table-cell office:value-type="float" office:value="206316693515" calcext:value-type="float">
            <text:p>206316693515</text:p>
          </table:table-cell>
          <table:table-cell office:value-type="float" office:value="60197935487" calcext:value-type="float">
            <text:p>60197935487</text:p>
          </table:table-cell>
          <table:table-cell table:formula="of:=([.G128]/([.H128]+[.I128]))*100" office:value-type="float" office:value="8.75720889033257" calcext:value-type="float">
            <text:p>8,75720889033257</text:p>
          </table:table-cell>
          <table:table-cell/>
          <table:table-cell office:value-type="float" office:value="23405595441" calcext:value-type="float">
            <text:p>23405595441</text:p>
          </table:table-cell>
          <table:table-cell office:value-type="float" office:value="206317087575" calcext:value-type="float">
            <text:p>206317087575</text:p>
          </table:table-cell>
          <table:table-cell office:value-type="float" office:value="60197935487" calcext:value-type="float">
            <text:p>60197935487</text:p>
          </table:table-cell>
          <table:table-cell table:formula="of:=([.L128]/([.M128]+[.N128]))*100" office:value-type="float" office:value="8.78209234589943" calcext:value-type="float">
            <text:p>8,78209234589943</text:p>
          </table:table-cell>
          <table:table-cell/>
          <table:table-cell office:value-type="float" office:value="23277185163" calcext:value-type="float">
            <text:p>23277185163</text:p>
          </table:table-cell>
          <table:table-cell office:value-type="float" office:value="206318735447" calcext:value-type="float">
            <text:p>206318735447</text:p>
          </table:table-cell>
          <table:table-cell office:value-type="float" office:value="60197935487" calcext:value-type="float">
            <text:p>60197935487</text:p>
          </table:table-cell>
          <table:table-cell table:formula="of:=([.Q128]/([.R128]+[.S128]))*100" office:value-type="float" office:value="8.73385709097513" calcext:value-type="float">
            <text:p>8,7338570909751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1886.568789</text:p>
          </table:table-cell>
          <table:table-cell table:number-columns-repeated="4"/>
          <table:table-cell office:value-type="string" calcext:value-type="string">
            <text:p>59616.725309</text:p>
          </table:table-cell>
          <table:table-cell table:number-columns-repeated="4"/>
          <table:table-cell office:value-type="string" calcext:value-type="string">
            <text:p>59630.623268</text:p>
          </table:table-cell>
          <table:table-cell table:number-columns-repeated="4"/>
          <table:table-cell office:value-type="string" calcext:value-type="string">
            <text:p>61904.5902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0977510" calcext:value-type="float">
            <text:p>550977510</text:p>
          </table:table-cell>
          <table:table-cell office:value-type="float" office:value="206351396069" calcext:value-type="float">
            <text:p>206351396069</text:p>
          </table:table-cell>
          <table:table-cell office:value-type="float" office:value="60206324100" calcext:value-type="float">
            <text:p>60206324100</text:p>
          </table:table-cell>
          <table:table-cell table:formula="of:=([.B131]/([.C131]+[.D131]))*100" office:value-type="float" office:value="0.206701013818199" calcext:value-type="float">
            <text:p>0,206701013818199</text:p>
          </table:table-cell>
          <table:table-cell/>
          <table:table-cell office:value-type="float" office:value="550982314" calcext:value-type="float">
            <text:p>550982314</text:p>
          </table:table-cell>
          <table:table-cell office:value-type="float" office:value="206350333128" calcext:value-type="float">
            <text:p>206350333128</text:p>
          </table:table-cell>
          <table:table-cell office:value-type="float" office:value="60206324100" calcext:value-type="float">
            <text:p>60206324100</text:p>
          </table:table-cell>
          <table:table-cell table:formula="of:=([.G131]/([.H131]+[.I131]))*100" office:value-type="float" office:value="0.206703640317906" calcext:value-type="float">
            <text:p>0,206703640317906</text:p>
          </table:table-cell>
          <table:table-cell/>
          <table:table-cell office:value-type="float" office:value="551780761" calcext:value-type="float">
            <text:p>551780761</text:p>
          </table:table-cell>
          <table:table-cell office:value-type="float" office:value="206350357389" calcext:value-type="float">
            <text:p>206350357389</text:p>
          </table:table-cell>
          <table:table-cell office:value-type="float" office:value="60206324100" calcext:value-type="float">
            <text:p>60206324100</text:p>
          </table:table-cell>
          <table:table-cell table:formula="of:=([.L131]/([.M131]+[.N131]))*100" office:value-type="float" office:value="0.207003162673591" calcext:value-type="float">
            <text:p>0,207003162673591</text:p>
          </table:table-cell>
          <table:table-cell/>
          <table:table-cell office:value-type="float" office:value="551292476" calcext:value-type="float">
            <text:p>551292476</text:p>
          </table:table-cell>
          <table:table-cell office:value-type="float" office:value="206351300651" calcext:value-type="float">
            <text:p>206351300651</text:p>
          </table:table-cell>
          <table:table-cell office:value-type="float" office:value="60206324100" calcext:value-type="float">
            <text:p>60206324100</text:p>
          </table:table-cell>
          <table:table-cell table:formula="of:=([.Q131]/([.R131]+[.S131]))*100" office:value-type="float" office:value="0.206819248376399" calcext:value-type="float">
            <text:p>0,206819248376399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1795.618388</text:p>
          </table:table-cell>
          <table:table-cell table:number-columns-repeated="4"/>
          <table:table-cell office:value-type="string" calcext:value-type="string">
            <text:p>59630.595757</text:p>
          </table:table-cell>
          <table:table-cell table:number-columns-repeated="4"/>
          <table:table-cell office:value-type="string" calcext:value-type="string">
            <text:p>59625.209068</text:p>
          </table:table-cell>
          <table:table-cell table:number-columns-repeated="4"/>
          <table:table-cell office:value-type="string" calcext:value-type="string">
            <text:p>61932.2837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7410885" calcext:value-type="float">
            <text:p>557410885</text:p>
          </table:table-cell>
          <table:table-cell office:value-type="float" office:value="206443251924" calcext:value-type="float">
            <text:p>206443251924</text:p>
          </table:table-cell>
          <table:table-cell office:value-type="float" office:value="60223101326" calcext:value-type="float">
            <text:p>60223101326</text:p>
          </table:table-cell>
          <table:table-cell table:formula="of:=([.B134]/([.C134]+[.D134]))*100" office:value-type="float" office:value="0.209029327549782" calcext:value-type="float">
            <text:p>0,209029327549782</text:p>
          </table:table-cell>
          <table:table-cell/>
          <table:table-cell office:value-type="float" office:value="557388745" calcext:value-type="float">
            <text:p>557388745</text:p>
          </table:table-cell>
          <table:table-cell office:value-type="float" office:value="206442522756" calcext:value-type="float">
            <text:p>206442522756</text:p>
          </table:table-cell>
          <table:table-cell office:value-type="float" office:value="60223101326" calcext:value-type="float">
            <text:p>60223101326</text:p>
          </table:table-cell>
          <table:table-cell table:formula="of:=([.G134]/([.H134]+[.I134]))*100" office:value-type="float" office:value="0.209021596585168" calcext:value-type="float">
            <text:p>0,209021596585168</text:p>
          </table:table-cell>
          <table:table-cell/>
          <table:table-cell office:value-type="float" office:value="558098874" calcext:value-type="float">
            <text:p>558098874</text:p>
          </table:table-cell>
          <table:table-cell office:value-type="float" office:value="206442627392" calcext:value-type="float">
            <text:p>206442627392</text:p>
          </table:table-cell>
          <table:table-cell office:value-type="float" office:value="60223101326" calcext:value-type="float">
            <text:p>60223101326</text:p>
          </table:table-cell>
          <table:table-cell table:formula="of:=([.L134]/([.M134]+[.N134]))*100" office:value-type="float" office:value="0.209287813879597" calcext:value-type="float">
            <text:p>0,209287813879597</text:p>
          </table:table-cell>
          <table:table-cell/>
          <table:table-cell office:value-type="float" office:value="557449081" calcext:value-type="float">
            <text:p>557449081</text:p>
          </table:table-cell>
          <table:table-cell office:value-type="float" office:value="206443245576" calcext:value-type="float">
            <text:p>206443245576</text:p>
          </table:table-cell>
          <table:table-cell office:value-type="float" office:value="60223101326" calcext:value-type="float">
            <text:p>60223101326</text:p>
          </table:table-cell>
          <table:table-cell table:formula="of:=([.Q134]/([.R134]+[.S134]))*100" office:value-type="float" office:value="0.209043656042906" calcext:value-type="float">
            <text:p>0,209043656042906</text:p>
          </table:table-cell>
          <table:table-cell/>
        </table:table-row>
        <table:table-row table:style-name="ro1">
          <table:table-cell/>
          <table:table-cell table:style-name="ce1" table:number-columns-repeated="19"/>
          <table:table-cell/>
        </table:table-row>
        <table:table-row table:style-name="ro1">
          <table:table-cell/>
          <table:table-cell table:style-name="ce1" table:number-columns-repeated="1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2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2T21:23:40.006809909</dc:date>
    <meta:editing-duration>PT14M11S</meta:editing-duration>
    <meta:editing-cycles>3</meta:editing-cycles>
    <meta:generator>LibreOffice/6.0.7.3$Linux_X86_64 LibreOffice_project/00m0$Build-3</meta:generator>
    <meta:document-statistic meta:table-count="1" meta:cell-count="992" meta:object-count="0"/>
  </office:meta>
</office:document-meta>
</file>